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">
      <style:table-cell-properties fo:border="thin solid #000000"/>
    </style:style>
    <style:style style:name="ce5" style:family="table-cell" style:parent-style-name="Default" style:data-style-name="N14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98097222222222cm" style:use-optimal-column-width="true"/>
    </style:style>
    <style:style style:name="co3" style:family="table-column">
      <style:table-column-properties fo:break-before="auto" style:column-width="2.98097222222222cm"/>
    </style:style>
    <style:style style:name="co4" style:family="table-column">
      <style:table-column-properties fo:break-before="auto" style:column-width="4.14513888888889cm" style:use-optimal-column-width="true"/>
    </style:style>
    <style:style style:name="co5" style:family="table-column">
      <style:table-column-properties fo:break-before="auto" style:column-width="3.35138888888889cm" style:use-optimal-column-width="true"/>
    </style:style>
    <style:style style:name="co6" style:family="table-column">
      <style:table-column-properties fo:break-before="auto" style:column-width="1.81680555555556cm" style:use-optimal-column-width="true"/>
    </style:style>
    <style:style style:name="co7" style:family="table-column">
      <style:table-column-properties fo:break-before="auto" style:column-width="4.02166666666667cm" style:use-optimal-column-width="true"/>
    </style:style>
    <style:style style:name="co8" style:family="table-column">
      <style:table-column-properties fo:break-before="auto" style:column-width="4.409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Workshee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5" table:number-rows-spanned="1" table:style-name="ce6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3">
            <text:p>Room</text:p>
          </table:table-cell>
          <table:table-cell office:value-type="string" table:number-columns-spanned="2" table:number-rows-spanned="1" table:style-name="ce6">
            <text:p>Demand</text:p>
          </table:table-cell>
          <table:covered-table-cell/>
          <table:table-cell office:value-type="string" table:style-name="ce3">
            <text:p>Occupancy</text:p>
          </table:table-cell>
          <table:table-cell office:value-type="string" table:number-columns-spanned="2" table:number-rows-spanned="1" table:style-name="ce6">
            <text:p>ADR</text:p>
          </table:table-cell>
          <table:covered-table-cell/>
          <table:table-cell office:value-type="string" table:style-name="ce3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3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2">
            <text:p>圓山大飯店</text:p>
          </table:table-cell>
          <table:table-cell office:value-type="string" table:style-name="ce2">
            <text:p>Taipei</text:p>
          </table:table-cell>
          <table:table-cell office:value-type="float" office:value="473" table:style-name="ce4">
            <text:p>473</text:p>
          </table:table-cell>
          <table:table-cell office:value-type="float" office:value="9671" table:number-columns-spanned="2" table:number-rows-spanned="1" table:style-name="ce7">
            <text:p>9,671</text:p>
          </table:table-cell>
          <table:covered-table-cell/>
          <table:table-cell office:value-type="percentage" office:value="0.65955125144922599" table:style-name="ce5">
            <text:p>65.96%</text:p>
          </table:table-cell>
          <table:table-cell office:value-type="float" office:value="2525.0990590424981" table:number-columns-spanned="2" table:number-rows-spanned="1" table:style-name="ce7">
            <text:p>2,525</text:p>
          </table:table-cell>
          <table:covered-table-cell/>
          <table:table-cell office:value-type="float" office:value="24420233" table:style-name="ce4">
            <text:p>24,420,233</text:p>
          </table:table-cell>
          <table:table-cell office:value-type="float" office:value="49957510" table:style-name="ce4">
            <text:p>49,957,510</text:p>
          </table:table-cell>
          <table:table-cell office:value-type="float" office:value="87797283" table:style-name="ce4">
            <text:p>87,797,2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2">
            <text:p>國賓大飯店</text:p>
          </table:table-cell>
          <table:table-cell office:value-type="string" table:style-name="ce2">
            <text:p>Taipei</text:p>
          </table:table-cell>
          <table:table-cell office:value-type="float" office:value="422" table:style-name="ce4">
            <text:p>422</text:p>
          </table:table-cell>
          <table:table-cell office:value-type="float" office:value="2766" table:number-columns-spanned="2" table:number-rows-spanned="1" table:style-name="ce7">
            <text:p>2,766</text:p>
          </table:table-cell>
          <table:covered-table-cell/>
          <table:table-cell office:value-type="percentage" office:value="0.21143556031187891" table:style-name="ce5">
            <text:p>21.14%</text:p>
          </table:table-cell>
          <table:table-cell office:value-type="float" office:value="1939.053145336225" table:number-columns-spanned="2" table:number-rows-spanned="1" table:style-name="ce7">
            <text:p>1,939</text:p>
          </table:table-cell>
          <table:covered-table-cell/>
          <table:table-cell office:value-type="float" office:value="5363421" table:style-name="ce4">
            <text:p>5,363,421</text:p>
          </table:table-cell>
          <table:table-cell office:value-type="float" office:value="66366900" table:style-name="ce4">
            <text:p>66,366,900</text:p>
          </table:table-cell>
          <table:table-cell office:value-type="float" office:value="76906325" table:style-name="ce4">
            <text:p>76,906,3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2">
            <text:p>台北華國大飯店</text:p>
          </table:table-cell>
          <table:table-cell office:value-type="string" table:style-name="ce2">
            <text:p>Taipei</text:p>
          </table:table-cell>
          <table:table-cell office:value-type="float" office:value="326" table:style-name="ce4">
            <text:p>326</text:p>
          </table:table-cell>
          <table:table-cell office:value-type="float" office:value="3766" table:number-columns-spanned="2" table:number-rows-spanned="1" table:style-name="ce7">
            <text:p>3,766</text:p>
          </table:table-cell>
          <table:covered-table-cell/>
          <table:table-cell office:value-type="percentage" office:value="0.37264991094399369" table:style-name="ce5">
            <text:p>37.26%</text:p>
          </table:table-cell>
          <table:table-cell office:value-type="float" office:value="2244.5355815188532" table:number-columns-spanned="2" table:number-rows-spanned="1" table:style-name="ce7">
            <text:p>2,245</text:p>
          </table:table-cell>
          <table:covered-table-cell/>
          <table:table-cell office:value-type="float" office:value="8452921" table:style-name="ce4">
            <text:p>8,452,921</text:p>
          </table:table-cell>
          <table:table-cell office:value-type="float" office:value="12158610" table:style-name="ce4">
            <text:p>12,158,610</text:p>
          </table:table-cell>
          <table:table-cell office:value-type="float" office:value="21429599" table:style-name="ce4">
            <text:p>21,429,5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2">
            <text:p>華泰王子大飯店</text:p>
          </table:table-cell>
          <table:table-cell office:value-type="string" table:style-name="ce2">
            <text:p>Taipei</text:p>
          </table:table-cell>
          <table:table-cell office:value-type="float" office:value="220" table:style-name="ce4">
            <text:p>220</text:p>
          </table:table-cell>
          <table:table-cell office:value-type="float" office:value="1425" table:number-columns-spanned="2" table:number-rows-spanned="1" table:style-name="ce7">
            <text:p>1,425</text:p>
          </table:table-cell>
          <table:covered-table-cell/>
          <table:table-cell office:value-type="percentage" office:value="0.20894428152492669" table:style-name="ce5">
            <text:p>20.89%</text:p>
          </table:table-cell>
          <table:table-cell office:value-type="float" office:value="1397.3178947368419" table:number-columns-spanned="2" table:number-rows-spanned="1" table:style-name="ce7">
            <text:p>1,397</text:p>
          </table:table-cell>
          <table:covered-table-cell/>
          <table:table-cell office:value-type="float" office:value="1991178" table:style-name="ce4">
            <text:p>1,991,178</text:p>
          </table:table-cell>
          <table:table-cell office:value-type="float" office:value="10235530" table:style-name="ce4">
            <text:p>10,235,530</text:p>
          </table:table-cell>
          <table:table-cell office:value-type="float" office:value="14557901" table:style-name="ce4">
            <text:p>14,557,9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2">
            <text:p>豪景大酒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96" table:number-columns-spanned="2" table:number-rows-spanned="1" table:style-name="ce7">
            <text:p>96</text:p>
          </table:table-cell>
          <table:covered-table-cell/>
          <table:table-cell office:value-type="percentage" office:value="1.4817101404537739E-2" table:style-name="ce5">
            <text:p>1.48%</text:p>
          </table:table-cell>
          <table:table-cell office:value-type="float" office:value="2389.322916666667" table:number-columns-spanned="2" table:number-rows-spanned="1" table:style-name="ce7">
            <text:p>2,389</text:p>
          </table:table-cell>
          <table:covered-table-cell/>
          <table:table-cell office:value-type="float" office:value="229375" table:style-name="ce4">
            <text:p>229,375</text:p>
          </table:table-cell>
          <table:table-cell office:value-type="float" office:value="0" table:style-name="ce4">
            <text:p>0</text:p>
          </table:table-cell>
          <table:table-cell office:value-type="float" office:value="575391" table:style-name="ce4">
            <text:p>575,3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2">
            <text:p>國王大飯店</text:p>
          </table:table-cell>
          <table:table-cell office:value-type="string" table:style-name="ce2">
            <text:p>Taipei</text:p>
          </table:table-cell>
          <table:table-cell office:value-type="float" office:value="97" table:style-name="ce4">
            <text:p>97</text:p>
          </table:table-cell>
          <table:table-cell office:value-type="float" office:value="72" table:number-columns-spanned="2" table:number-rows-spanned="1" table:style-name="ce7">
            <text:p>72</text:p>
          </table:table-cell>
          <table:covered-table-cell/>
          <table:table-cell office:value-type="percentage" office:value="2.3944130362487531E-2" table:style-name="ce5">
            <text:p>2.39%</text:p>
          </table:table-cell>
          <table:table-cell office:value-type="float" office:value="2157.1111111111109" table:number-columns-spanned="2" table:number-rows-spanned="1" table:style-name="ce7">
            <text:p>2,157</text:p>
          </table:table-cell>
          <table:covered-table-cell/>
          <table:table-cell office:value-type="float" office:value="155312" table:style-name="ce4">
            <text:p>155,312</text:p>
          </table:table-cell>
          <table:table-cell office:value-type="float" office:value="191757" table:style-name="ce4">
            <text:p>191,757</text:p>
          </table:table-cell>
          <table:table-cell office:value-type="float" office:value="394271" table:style-name="ce4">
            <text:p>394,2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2">
            <text:p>台北凱撒大飯店</text:p>
          </table:table-cell>
          <table:table-cell office:value-type="string" table:style-name="ce2">
            <text:p>Taipei</text:p>
          </table:table-cell>
          <table:table-cell office:value-type="float" office:value="478" table:style-name="ce4">
            <text:p>478</text:p>
          </table:table-cell>
          <table:table-cell office:value-type="float" office:value="8345" table:number-columns-spanned="2" table:number-rows-spanned="1" table:style-name="ce7">
            <text:p>8,345</text:p>
          </table:table-cell>
          <table:covered-table-cell/>
          <table:table-cell office:value-type="percentage" office:value="0.56316641921986776" table:style-name="ce5">
            <text:p>56.32%</text:p>
          </table:table-cell>
          <table:table-cell office:value-type="float" office:value="2015.8340323547029" table:number-columns-spanned="2" table:number-rows-spanned="1" table:style-name="ce7">
            <text:p>2,016</text:p>
          </table:table-cell>
          <table:covered-table-cell/>
          <table:table-cell office:value-type="float" office:value="16822135" table:style-name="ce4">
            <text:p>16,822,135</text:p>
          </table:table-cell>
          <table:table-cell office:value-type="float" office:value="17611244" table:style-name="ce4">
            <text:p>17,611,244</text:p>
          </table:table-cell>
          <table:table-cell office:value-type="float" office:value="38678571" table:style-name="ce4">
            <text:p>38,678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2">
            <text:p>康華大飯店</text:p>
          </table:table-cell>
          <table:table-cell office:value-type="string" table:style-name="ce2">
            <text:p>Taipei</text:p>
          </table:table-cell>
          <table:table-cell office:value-type="float" office:value="215" table:style-name="ce4">
            <text:p>215</text:p>
          </table:table-cell>
          <table:table-cell office:value-type="float" office:value="595" table:number-columns-spanned="2" table:number-rows-spanned="1" table:style-name="ce7">
            <text:p>595</text:p>
          </table:table-cell>
          <table:covered-table-cell/>
          <table:table-cell office:value-type="percentage" office:value="8.927231807951988E-2" table:style-name="ce5">
            <text:p>8.93%</text:p>
          </table:table-cell>
          <table:table-cell office:value-type="float" office:value="1755.55462184874" table:number-columns-spanned="2" table:number-rows-spanned="1" table:style-name="ce7">
            <text:p>1,756</text:p>
          </table:table-cell>
          <table:covered-table-cell/>
          <table:table-cell office:value-type="float" office:value="1044555" table:style-name="ce4">
            <text:p>1,044,555</text:p>
          </table:table-cell>
          <table:table-cell office:value-type="float" office:value="7358230" table:style-name="ce4">
            <text:p>7,358,230</text:p>
          </table:table-cell>
          <table:table-cell office:value-type="float" office:value="8993763" table:style-name="ce4">
            <text:p>8,993,7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2">
            <text:p>兄弟大飯店</text:p>
          </table:table-cell>
          <table:table-cell office:value-type="string" table:style-name="ce2">
            <text:p>Taipei</text:p>
          </table:table-cell>
          <table:table-cell office:value-type="float" office:value="250" table:style-name="ce4">
            <text:p>250</text:p>
          </table:table-cell>
          <table:table-cell office:value-type="float" office:value="982" table:number-columns-spanned="2" table:number-rows-spanned="1" table:style-name="ce7">
            <text:p>982</text:p>
          </table:table-cell>
          <table:covered-table-cell/>
          <table:table-cell office:value-type="percentage" office:value="0.12670967741935479" table:style-name="ce5">
            <text:p>12.67%</text:p>
          </table:table-cell>
          <table:table-cell office:value-type="float" office:value="3019.1099796334011" table:number-columns-spanned="2" table:number-rows-spanned="1" table:style-name="ce7">
            <text:p>3,019</text:p>
          </table:table-cell>
          <table:covered-table-cell/>
          <table:table-cell office:value-type="float" office:value="2964766" table:style-name="ce4">
            <text:p>2,964,766</text:p>
          </table:table-cell>
          <table:table-cell office:value-type="float" office:value="40594008" table:style-name="ce4">
            <text:p>40,594,008</text:p>
          </table:table-cell>
          <table:table-cell office:value-type="float" office:value="48595458" table:style-name="ce4">
            <text:p>48,595,4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2">
            <text:p>三德大飯店</text:p>
          </table:table-cell>
          <table:table-cell office:value-type="string" table:style-name="ce2">
            <text:p>Taipei</text:p>
          </table:table-cell>
          <table:table-cell office:value-type="float" office:value="287" table:style-name="ce4">
            <text:p>287</text:p>
          </table:table-cell>
          <table:table-cell office:value-type="float" office:value="2021" table:number-columns-spanned="2" table:number-rows-spanned="1" table:style-name="ce7">
            <text:p>2,021</text:p>
          </table:table-cell>
          <table:covered-table-cell/>
          <table:table-cell office:value-type="percentage" office:value="0.2271552208609644" table:style-name="ce5">
            <text:p>22.72%</text:p>
          </table:table-cell>
          <table:table-cell office:value-type="float" office:value="1427.190004948045" table:number-columns-spanned="2" table:number-rows-spanned="1" table:style-name="ce7">
            <text:p>1,427</text:p>
          </table:table-cell>
          <table:covered-table-cell/>
          <table:table-cell office:value-type="float" office:value="2884351" table:style-name="ce4">
            <text:p>2,884,351</text:p>
          </table:table-cell>
          <table:table-cell office:value-type="float" office:value="259415" table:style-name="ce4">
            <text:p>259,415</text:p>
          </table:table-cell>
          <table:table-cell office:value-type="float" office:value="11159331" table:style-name="ce4">
            <text:p>11,159,3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2">
            <text:p>亞都麗緻大飯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2656" table:number-columns-spanned="2" table:number-rows-spanned="1" table:style-name="ce7">
            <text:p>2,656</text:p>
          </table:table-cell>
          <table:covered-table-cell/>
          <table:table-cell office:value-type="percentage" office:value="0.40993980552554399" table:style-name="ce5">
            <text:p>40.99%</text:p>
          </table:table-cell>
          <table:table-cell office:value-type="float" office:value="2336.0673945783128" table:number-columns-spanned="2" table:number-rows-spanned="1" table:style-name="ce7">
            <text:p>2,336</text:p>
          </table:table-cell>
          <table:covered-table-cell/>
          <table:table-cell office:value-type="float" office:value="6204595" table:style-name="ce4">
            <text:p>6,204,595</text:p>
          </table:table-cell>
          <table:table-cell office:value-type="float" office:value="13576376" table:style-name="ce4">
            <text:p>13,576,376</text:p>
          </table:table-cell>
          <table:table-cell office:value-type="float" office:value="23196427" table:style-name="ce4">
            <text:p>23,196,4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2">
            <text:p>國聯大飯店</text:p>
          </table:table-cell>
          <table:table-cell office:value-type="string" table:style-name="ce2">
            <text:p>Taipei</text:p>
          </table:table-cell>
          <table:table-cell office:value-type="float" office:value="243" table:style-name="ce4">
            <text:p>243</text:p>
          </table:table-cell>
          <table:table-cell office:value-type="float" office:value="2548" table:number-columns-spanned="2" table:number-rows-spanned="1" table:style-name="ce7">
            <text:p>2,548</text:p>
          </table:table-cell>
          <table:covered-table-cell/>
          <table:table-cell office:value-type="percentage" office:value="0.33824505509093322" table:style-name="ce5">
            <text:p>33.82%</text:p>
          </table:table-cell>
          <table:table-cell office:value-type="float" office:value="1414.4886185243331" table:number-columns-spanned="2" table:number-rows-spanned="1" table:style-name="ce7">
            <text:p>1,414</text:p>
          </table:table-cell>
          <table:covered-table-cell/>
          <table:table-cell office:value-type="float" office:value="3604117" table:style-name="ce4">
            <text:p>3,604,117</text:p>
          </table:table-cell>
          <table:table-cell office:value-type="float" office:value="658007" table:style-name="ce4">
            <text:p>658,007</text:p>
          </table:table-cell>
          <table:table-cell office:value-type="float" office:value="4710221" table:style-name="ce4">
            <text:p>4,710,2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2">
            <text:p>台北寒舍喜來登大飯店</text:p>
          </table:table-cell>
          <table:table-cell office:value-type="string" table:style-name="ce2">
            <text:p>Taipei</text:p>
          </table:table-cell>
          <table:table-cell office:value-type="float" office:value="688" table:style-name="ce4">
            <text:p>688</text:p>
          </table:table-cell>
          <table:table-cell office:value-type="float" office:value="7565" table:number-columns-spanned="2" table:number-rows-spanned="1" table:style-name="ce7">
            <text:p>7,565</text:p>
          </table:table-cell>
          <table:covered-table-cell/>
          <table:table-cell office:value-type="percentage" office:value="0.3546980495123781" table:style-name="ce5">
            <text:p>35.47%</text:p>
          </table:table-cell>
          <table:table-cell office:value-type="float" office:value="3125.9706543291468" table:number-columns-spanned="2" table:number-rows-spanned="1" table:style-name="ce7">
            <text:p>3,126</text:p>
          </table:table-cell>
          <table:covered-table-cell/>
          <table:table-cell office:value-type="float" office:value="23647968" table:style-name="ce4">
            <text:p>23,647,968</text:p>
          </table:table-cell>
          <table:table-cell office:value-type="float" office:value="78215749" table:style-name="ce4">
            <text:p>78,215,749</text:p>
          </table:table-cell>
          <table:table-cell office:value-type="float" office:value="116050170" table:style-name="ce4">
            <text:p>116,050,1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2">
            <text:p>老爺大酒店</text:p>
          </table:table-cell>
          <table:table-cell office:value-type="string" table:style-name="ce2">
            <text:p>Taipei</text:p>
          </table:table-cell>
          <table:table-cell office:value-type="float" office:value="202" table:style-name="ce4">
            <text:p>202</text:p>
          </table:table-cell>
          <table:table-cell office:value-type="float" office:value="3267" table:number-columns-spanned="2" table:number-rows-spanned="1" table:style-name="ce7">
            <text:p>3,267</text:p>
          </table:table-cell>
          <table:covered-table-cell/>
          <table:table-cell office:value-type="percentage" office:value="0.52171830086234428" table:style-name="ce5">
            <text:p>52.17%</text:p>
          </table:table-cell>
          <table:table-cell office:value-type="float" office:value="2263.7560453014999" table:number-columns-spanned="2" table:number-rows-spanned="1" table:style-name="ce7">
            <text:p>2,264</text:p>
          </table:table-cell>
          <table:covered-table-cell/>
          <table:table-cell office:value-type="float" office:value="7395691" table:style-name="ce4">
            <text:p>7,395,691</text:p>
          </table:table-cell>
          <table:table-cell office:value-type="float" office:value="20579395" table:style-name="ce4">
            <text:p>20,579,395</text:p>
          </table:table-cell>
          <table:table-cell office:value-type="float" office:value="32389673" table:style-name="ce4">
            <text:p>32,389,6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2">
            <text:p>福華大飯店</text:p>
          </table:table-cell>
          <table:table-cell office:value-type="string" table:style-name="ce2">
            <text:p>Taipei</text:p>
          </table:table-cell>
          <table:table-cell office:value-type="float" office:value="606" table:style-name="ce4">
            <text:p>606</text:p>
          </table:table-cell>
          <table:table-cell office:value-type="float" office:value="5691" table:number-columns-spanned="2" table:number-rows-spanned="1" table:style-name="ce7">
            <text:p>5,691</text:p>
          </table:table-cell>
          <table:covered-table-cell/>
          <table:table-cell office:value-type="percentage" office:value="0.30293835835196431" table:style-name="ce5">
            <text:p>30.29%</text:p>
          </table:table-cell>
          <table:table-cell office:value-type="float" office:value="2527.4995607098931" table:number-columns-spanned="2" table:number-rows-spanned="1" table:style-name="ce7">
            <text:p>2,527</text:p>
          </table:table-cell>
          <table:covered-table-cell/>
          <table:table-cell office:value-type="float" office:value="14384000" table:style-name="ce4">
            <text:p>14,384,000</text:p>
          </table:table-cell>
          <table:table-cell office:value-type="float" office:value="32424000" table:style-name="ce4">
            <text:p>32,424,000</text:p>
          </table:table-cell>
          <table:table-cell office:value-type="float" office:value="59891000" table:style-name="ce4">
            <text:p>59,891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2">
            <text:p>台北君悅酒店</text:p>
          </table:table-cell>
          <table:table-cell office:value-type="string" table:style-name="ce2">
            <text:p>Taipei</text:p>
          </table:table-cell>
          <table:table-cell office:value-type="float" office:value="850" table:style-name="ce4">
            <text:p>850</text:p>
          </table:table-cell>
          <table:table-cell office:value-type="float" office:value="5091" table:number-columns-spanned="2" table:number-rows-spanned="1" table:style-name="ce7">
            <text:p>5,091</text:p>
          </table:table-cell>
          <table:covered-table-cell/>
          <table:table-cell office:value-type="percentage" office:value="0.19320683111954459" table:style-name="ce5">
            <text:p>19.32%</text:p>
          </table:table-cell>
          <table:table-cell office:value-type="float" office:value="4440.3643684934204" table:number-columns-spanned="2" table:number-rows-spanned="1" table:style-name="ce7">
            <text:p>4,440</text:p>
          </table:table-cell>
          <table:covered-table-cell/>
          <table:table-cell office:value-type="float" office:value="22605895" table:style-name="ce4">
            <text:p>22,605,895</text:p>
          </table:table-cell>
          <table:table-cell office:value-type="float" office:value="74651344" table:style-name="ce4">
            <text:p>74,651,344</text:p>
          </table:table-cell>
          <table:table-cell office:value-type="float" office:value="111561237" table:style-name="ce4">
            <text:p>111,561,2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2">
            <text:p>西華大飯店</text:p>
          </table:table-cell>
          <table:table-cell office:value-type="string" table:style-name="ce2">
            <text:p>Taipei</text:p>
          </table:table-cell>
          <table:table-cell office:value-type="float" office:value="343" table:style-name="ce4">
            <text:p>343</text:p>
          </table:table-cell>
          <table:table-cell office:value-type="float" office:value="10633" table:number-columns-spanned="2" table:number-rows-spanned="1" table:style-name="ce7">
            <text:p>10,633</text:p>
          </table:table-cell>
          <table:covered-table-cell/>
          <table:table-cell office:value-type="percentage" office:value="1" table:style-name="ce5">
            <text:p>100.00%</text:p>
          </table:table-cell>
          <table:table-cell office:value-type="float" office:value="655.85150004702336" table:number-columns-spanned="2" table:number-rows-spanned="1" table:style-name="ce7">
            <text:p>656</text:p>
          </table:table-cell>
          <table:covered-table-cell/>
          <table:table-cell office:value-type="float" office:value="6973669" table:style-name="ce4">
            <text:p>6,973,669</text:p>
          </table:table-cell>
          <table:table-cell office:value-type="float" office:value="13742621" table:style-name="ce4">
            <text:p>13,742,621</text:p>
          </table:table-cell>
          <table:table-cell office:value-type="float" office:value="23807028" table:style-name="ce4">
            <text:p>23,807,0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2">
            <text:p>晶華酒店</text:p>
          </table:table-cell>
          <table:table-cell office:value-type="string" table:style-name="ce2">
            <text:p>Taipei</text:p>
          </table:table-cell>
          <table:table-cell office:value-type="float" office:value="538" table:style-name="ce4">
            <text:p>538</text:p>
          </table:table-cell>
          <table:table-cell office:value-type="float" office:value="9909" table:number-columns-spanned="2" table:number-rows-spanned="1" table:style-name="ce7">
            <text:p>9,909</text:p>
          </table:table-cell>
          <table:covered-table-cell/>
          <table:table-cell office:value-type="percentage" office:value="0.59413598752848062" table:style-name="ce5">
            <text:p>59.41%</text:p>
          </table:table-cell>
          <table:table-cell office:value-type="float" office:value="4110.6585931981026" table:number-columns-spanned="2" table:number-rows-spanned="1" table:style-name="ce7">
            <text:p>4,111</text:p>
          </table:table-cell>
          <table:covered-table-cell/>
          <table:table-cell office:value-type="float" office:value="40732516" table:style-name="ce4">
            <text:p>40,732,516</text:p>
          </table:table-cell>
          <table:table-cell office:value-type="float" office:value="127061957" table:style-name="ce4">
            <text:p>127,061,957</text:p>
          </table:table-cell>
          <table:table-cell office:value-type="float" office:value="220374317" table:style-name="ce4">
            <text:p>220,374,3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2">
            <text:p>香格里拉台北遠東國際大飯店</text:p>
          </table:table-cell>
          <table:table-cell office:value-type="string" table:style-name="ce2">
            <text:p>Taipei</text:p>
          </table:table-cell>
          <table:table-cell office:value-type="float" office:value="420" table:style-name="ce4">
            <text:p>420</text:p>
          </table:table-cell>
          <table:table-cell office:value-type="float" office:value="4118" table:number-columns-spanned="2" table:number-rows-spanned="1" table:style-name="ce7">
            <text:p>4,118</text:p>
          </table:table-cell>
          <table:covered-table-cell/>
          <table:table-cell office:value-type="percentage" office:value="0.31628264208909368" table:style-name="ce5">
            <text:p>31.63%</text:p>
          </table:table-cell>
          <table:table-cell office:value-type="float" office:value="4370.6578436134041" table:number-columns-spanned="2" table:number-rows-spanned="1" table:style-name="ce7">
            <text:p>4,371</text:p>
          </table:table-cell>
          <table:covered-table-cell/>
          <table:table-cell office:value-type="float" office:value="17998369" table:style-name="ce4">
            <text:p>17,998,369</text:p>
          </table:table-cell>
          <table:table-cell office:value-type="float" office:value="40378550" table:style-name="ce4">
            <text:p>40,378,550</text:p>
          </table:table-cell>
          <table:table-cell office:value-type="float" office:value="68351930" table:style-name="ce4">
            <text:p>68,351,9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2">
            <text:p>神旺大飯店</text:p>
          </table:table-cell>
          <table:table-cell office:value-type="string" table:style-name="ce2">
            <text:p>Taipei</text:p>
          </table:table-cell>
          <table:table-cell office:value-type="float" office:value="268" table:style-name="ce4">
            <text:p>268</text:p>
          </table:table-cell>
          <table:table-cell office:value-type="float" office:value="261" table:number-columns-spanned="2" table:number-rows-spanned="1" table:style-name="ce7">
            <text:p>261</text:p>
          </table:table-cell>
          <table:covered-table-cell/>
          <table:table-cell office:value-type="percentage" office:value="3.1415503129513717E-2" table:style-name="ce5">
            <text:p>3.14%</text:p>
          </table:table-cell>
          <table:table-cell office:value-type="float" office:value="2555.4367816091949" table:number-columns-spanned="2" table:number-rows-spanned="1" table:style-name="ce7">
            <text:p>2,555</text:p>
          </table:table-cell>
          <table:covered-table-cell/>
          <table:table-cell office:value-type="float" office:value="666969" table:style-name="ce4">
            <text:p>666,969</text:p>
          </table:table-cell>
          <table:table-cell office:value-type="float" office:value="22085024" table:style-name="ce4">
            <text:p>22,085,024</text:p>
          </table:table-cell>
          <table:table-cell office:value-type="float" office:value="24078322" table:style-name="ce4">
            <text:p>24,078,3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2">
            <text:p>美麗信花園酒店</text:p>
          </table:table-cell>
          <table:table-cell office:value-type="string" table:style-name="ce2">
            <text:p>Taipei</text:p>
          </table:table-cell>
          <table:table-cell office:value-type="float" office:value="203" table:style-name="ce4">
            <text:p>203</text:p>
          </table:table-cell>
          <table:table-cell office:value-type="float" office:value="3310" table:number-columns-spanned="2" table:number-rows-spanned="1" table:style-name="ce7">
            <text:p>3,310</text:p>
          </table:table-cell>
          <table:covered-table-cell/>
          <table:table-cell office:value-type="percentage" office:value="0.52598124900683296" table:style-name="ce5">
            <text:p>52.60%</text:p>
          </table:table-cell>
          <table:table-cell office:value-type="float" office:value="1193.4441087613291" table:number-columns-spanned="2" table:number-rows-spanned="1" table:style-name="ce7">
            <text:p>1,193</text:p>
          </table:table-cell>
          <table:covered-table-cell/>
          <table:table-cell office:value-type="float" office:value="3950300" table:style-name="ce4">
            <text:p>3,950,300</text:p>
          </table:table-cell>
          <table:table-cell office:value-type="float" office:value="3303790" table:style-name="ce4">
            <text:p>3,303,790</text:p>
          </table:table-cell>
          <table:table-cell office:value-type="float" office:value="10600115" table:style-name="ce4">
            <text:p>10,600,1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2">
            <text:p>台北寒舍艾美酒店</text:p>
          </table:table-cell>
          <table:table-cell office:value-type="string" table:style-name="ce2">
            <text:p>Taipei</text:p>
          </table:table-cell>
          <table:table-cell office:value-type="float" office:value="160" table:style-name="ce4">
            <text:p>160</text:p>
          </table:table-cell>
          <table:table-cell office:value-type="float" office:value="1577" table:number-columns-spanned="2" table:number-rows-spanned="1" table:style-name="ce7">
            <text:p>1,577</text:p>
          </table:table-cell>
          <table:covered-table-cell/>
          <table:table-cell office:value-type="percentage" office:value="0.31794354838709682" table:style-name="ce5">
            <text:p>31.79%</text:p>
          </table:table-cell>
          <table:table-cell office:value-type="float" office:value="5569.7710843373497" table:number-columns-spanned="2" table:number-rows-spanned="1" table:style-name="ce7">
            <text:p>5,570</text:p>
          </table:table-cell>
          <table:covered-table-cell/>
          <table:table-cell office:value-type="float" office:value="8783529" table:style-name="ce4">
            <text:p>8,783,529</text:p>
          </table:table-cell>
          <table:table-cell office:value-type="float" office:value="47296380" table:style-name="ce4">
            <text:p>47,296,380</text:p>
          </table:table-cell>
          <table:table-cell office:value-type="float" office:value="62447861" table:style-name="ce4">
            <text:p>62,447,8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2">
            <text:p>台北W飯店</text:p>
          </table:table-cell>
          <table:table-cell office:value-type="string" table:style-name="ce2">
            <text:p>Taipei</text:p>
          </table:table-cell>
          <table:table-cell office:value-type="float" office:value="405" table:style-name="ce4">
            <text:p>405</text:p>
          </table:table-cell>
          <table:table-cell office:value-type="float" office:value="4249" table:number-columns-spanned="2" table:number-rows-spanned="1" table:style-name="ce7">
            <text:p>4,249</text:p>
          </table:table-cell>
          <table:covered-table-cell/>
          <table:table-cell office:value-type="percentage" office:value="0.33843090402230191" table:style-name="ce5">
            <text:p>33.84%</text:p>
          </table:table-cell>
          <table:table-cell office:value-type="float" office:value="5969.624852906566" table:number-columns-spanned="2" table:number-rows-spanned="1" table:style-name="ce7">
            <text:p>5,970</text:p>
          </table:table-cell>
          <table:covered-table-cell/>
          <table:table-cell office:value-type="float" office:value="25364936" table:style-name="ce4">
            <text:p>25,364,936</text:p>
          </table:table-cell>
          <table:table-cell office:value-type="float" office:value="27080262" table:style-name="ce4">
            <text:p>27,080,262</text:p>
          </table:table-cell>
          <table:table-cell office:value-type="float" office:value="59099844" table:style-name="ce4">
            <text:p>59,099,8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2">
            <text:p>台北萬豪酒店</text:p>
          </table:table-cell>
          <table:table-cell office:value-type="string" table:style-name="ce2">
            <text:p>Taipei</text:p>
          </table:table-cell>
          <table:table-cell office:value-type="float" office:value="318" table:style-name="ce4">
            <text:p>318</text:p>
          </table:table-cell>
          <table:table-cell office:value-type="float" office:value="3964" table:number-columns-spanned="2" table:number-rows-spanned="1" table:style-name="ce7">
            <text:p>3,964</text:p>
          </table:table-cell>
          <table:covered-table-cell/>
          <table:table-cell office:value-type="percentage" office:value="0.40210996145262728" table:style-name="ce5">
            <text:p>40.21%</text:p>
          </table:table-cell>
          <table:table-cell office:value-type="float" office:value="4235.870837537841" table:number-columns-spanned="2" table:number-rows-spanned="1" table:style-name="ce7">
            <text:p>4,236</text:p>
          </table:table-cell>
          <table:covered-table-cell/>
          <table:table-cell office:value-type="float" office:value="16790992" table:style-name="ce4">
            <text:p>16,790,992</text:p>
          </table:table-cell>
          <table:table-cell office:value-type="float" office:value="44654995" table:style-name="ce4">
            <text:p>44,654,995</text:p>
          </table:table-cell>
          <table:table-cell office:value-type="float" office:value="85503945" table:style-name="ce4">
            <text:p>85,503,9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2">
            <text:p>台北美福大飯店</text:p>
          </table:table-cell>
          <table:table-cell office:value-type="string" table:style-name="ce2">
            <text:p>Taipei</text:p>
          </table:table-cell>
          <table:table-cell office:value-type="float" office:value="146" table:style-name="ce4">
            <text:p>146</text:p>
          </table:table-cell>
          <table:table-cell office:value-type="float" office:value="1915" table:number-columns-spanned="2" table:number-rows-spanned="1" table:style-name="ce7">
            <text:p>1,915</text:p>
          </table:table-cell>
          <table:covered-table-cell/>
          <table:table-cell office:value-type="percentage" office:value="0.42311091471498008" table:style-name="ce5">
            <text:p>42.31%</text:p>
          </table:table-cell>
          <table:table-cell office:value-type="float" office:value="4453.3639686684073" table:number-columns-spanned="2" table:number-rows-spanned="1" table:style-name="ce7">
            <text:p>4,453</text:p>
          </table:table-cell>
          <table:covered-table-cell/>
          <table:table-cell office:value-type="float" office:value="8528192" table:style-name="ce4">
            <text:p>8,528,192</text:p>
          </table:table-cell>
          <table:table-cell office:value-type="float" office:value="57782908" table:style-name="ce4">
            <text:p>57,782,908</text:p>
          </table:table-cell>
          <table:table-cell office:value-type="float" office:value="70677571" table:style-name="ce4">
            <text:p>70,677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2">
            <text:p>亞士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4">
            <text:p>40</text:p>
          </table:table-cell>
          <table:table-cell office:value-type="float" office:value="154" table:number-columns-spanned="2" table:number-rows-spanned="1" table:style-name="ce7">
            <text:p>154</text:p>
          </table:table-cell>
          <table:covered-table-cell/>
          <table:table-cell office:value-type="percentage" office:value="0.1241935483870968" table:style-name="ce5">
            <text:p>12.42%</text:p>
          </table:table-cell>
          <table:table-cell office:value-type="float" office:value="2262.0064935064929" table:number-columns-spanned="2" table:number-rows-spanned="1" table:style-name="ce7">
            <text:p>2,262</text:p>
          </table:table-cell>
          <table:covered-table-cell/>
          <table:table-cell office:value-type="float" office:value="348349" table:style-name="ce4">
            <text:p>348,349</text:p>
          </table:table-cell>
          <table:table-cell office:value-type="float" office:value="0" table:style-name="ce4">
            <text:p>0</text:p>
          </table:table-cell>
          <table:table-cell office:value-type="float" office:value="348349" table:style-name="ce4">
            <text:p>348,3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2">
            <text:p>天成大飯店</text:p>
          </table:table-cell>
          <table:table-cell office:value-type="string" table:style-name="ce2">
            <text:p>Taipei</text:p>
          </table:table-cell>
          <table:table-cell office:value-type="float" office:value="225" table:style-name="ce4">
            <text:p>225</text:p>
          </table:table-cell>
          <table:table-cell office:value-type="float" office:value="3131" table:number-columns-spanned="2" table:number-rows-spanned="1" table:style-name="ce7">
            <text:p>3,131</text:p>
          </table:table-cell>
          <table:covered-table-cell/>
          <table:table-cell office:value-type="percentage" office:value="0.44888888888888889" table:style-name="ce5">
            <text:p>44.89%</text:p>
          </table:table-cell>
          <table:table-cell office:value-type="float" office:value="1735.6349409134459" table:number-columns-spanned="2" table:number-rows-spanned="1" table:style-name="ce7">
            <text:p>1,736</text:p>
          </table:table-cell>
          <table:covered-table-cell/>
          <table:table-cell office:value-type="float" office:value="5434273" table:style-name="ce4">
            <text:p>5,434,273</text:p>
          </table:table-cell>
          <table:table-cell office:value-type="float" office:value="18288786" table:style-name="ce4">
            <text:p>18,288,786</text:p>
          </table:table-cell>
          <table:table-cell office:value-type="float" office:value="25686933" table:style-name="ce4">
            <text:p>25,686,9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2">
            <text:p>六福客棧</text:p>
          </table:table-cell>
          <table:table-cell office:value-type="string" table:style-name="ce2">
            <text:p>Taipei</text:p>
          </table:table-cell>
          <table:table-cell office:value-type="float" office:value="230" table:style-name="ce4">
            <text:p>230</text:p>
          </table:table-cell>
          <table:table-cell office:value-type="float" office:value="3539" table:number-columns-spanned="2" table:number-rows-spanned="1" table:style-name="ce7">
            <text:p>3,539</text:p>
          </table:table-cell>
          <table:covered-table-cell/>
          <table:table-cell office:value-type="percentage" office:value="0.49635343618513322" table:style-name="ce5">
            <text:p>49.64%</text:p>
          </table:table-cell>
          <table:table-cell office:value-type="float" office:value="1727.7974003955919" table:number-columns-spanned="2" table:number-rows-spanned="1" table:style-name="ce7">
            <text:p>1,728</text:p>
          </table:table-cell>
          <table:covered-table-cell/>
          <table:table-cell office:value-type="float" office:value="6114675" table:style-name="ce4">
            <text:p>6,114,675</text:p>
          </table:table-cell>
          <table:table-cell office:value-type="float" office:value="0" table:style-name="ce4">
            <text:p>0</text:p>
          </table:table-cell>
          <table:table-cell office:value-type="float" office:value="6811489" table:style-name="ce4">
            <text:p>6,811,4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2">
            <text:p>第一大飯店</text:p>
          </table:table-cell>
          <table:table-cell office:value-type="string" table:style-name="ce2">
            <text:p>Taipei</text:p>
          </table:table-cell>
          <table:table-cell office:value-type="float" office:value="176" table:style-name="ce4">
            <text:p>176</text:p>
          </table:table-cell>
          <table:table-cell office:value-type="float" office:value="793" table:number-columns-spanned="2" table:number-rows-spanned="1" table:style-name="ce7">
            <text:p>793</text:p>
          </table:table-cell>
          <table:covered-table-cell/>
          <table:table-cell office:value-type="percentage" office:value="0.14534457478005869" table:style-name="ce5">
            <text:p>14.53%</text:p>
          </table:table-cell>
          <table:table-cell office:value-type="float" office:value="1204.2622950819671" table:number-columns-spanned="2" table:number-rows-spanned="1" table:style-name="ce7">
            <text:p>1,204</text:p>
          </table:table-cell>
          <table:covered-table-cell/>
          <table:table-cell office:value-type="float" office:value="954980" table:style-name="ce4">
            <text:p>954,980</text:p>
          </table:table-cell>
          <table:table-cell office:value-type="float" office:value="3490010" table:style-name="ce4">
            <text:p>3,490,010</text:p>
          </table:table-cell>
          <table:table-cell office:value-type="float" office:value="23460499" table:style-name="ce4">
            <text:p>23,460,4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2">
            <text:p>慶泰大飯店</text:p>
          </table:table-cell>
          <table:table-cell office:value-type="string" table:style-name="ce2">
            <text:p>Taipei</text:p>
          </table:table-cell>
          <table:table-cell office:value-type="float" office:value="150" table:style-name="ce4">
            <text:p>150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5">
            <text:p>0.00%</text:p>
          </table:table-cell>
          <table:table-cell office:value-type="string" table:number-columns-spanned="2" table:number-rows-spanned="1" table:style-name="ce7">
            <text:p><text:s/></text:p>
          </table:table-cell>
          <table:covered-table-cell/>
          <table:table-cell office:value-type="float" office:value="0" table:style-name="ce4">
            <text:p>0</text:p>
          </table:table-cell>
          <table:table-cell office:value-type="float" office:value="2129061" table:style-name="ce4">
            <text:p>2,129,061</text:p>
          </table:table-cell>
          <table:table-cell office:value-type="float" office:value="2394585" table:style-name="ce4">
            <text:p>2,394,5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2];&quot;*&quot;;&quot;&quot;)" table:style-name="ce2">
            <text:p>歐華酒店</text:p>
          </table:table-cell>
          <table:table-cell office:value-type="string" table:style-name="ce2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349" table:number-columns-spanned="2" table:number-rows-spanned="1" table:style-name="ce7">
            <text:p>349</text:p>
          </table:table-cell>
          <table:covered-table-cell/>
          <table:table-cell office:value-type="percentage" office:value="0.1005184331797235" table:style-name="ce5">
            <text:p>10.05%</text:p>
          </table:table-cell>
          <table:table-cell office:value-type="float" office:value="2577.7765042979941" table:number-columns-spanned="2" table:number-rows-spanned="1" table:style-name="ce7">
            <text:p>2,578</text:p>
          </table:table-cell>
          <table:covered-table-cell/>
          <table:table-cell office:value-type="float" office:value="899644" table:style-name="ce4">
            <text:p>899,644</text:p>
          </table:table-cell>
          <table:table-cell office:value-type="float" office:value="4840786" table:style-name="ce4">
            <text:p>4,840,786</text:p>
          </table:table-cell>
          <table:table-cell office:value-type="float" office:value="6361765" table:style-name="ce4">
            <text:p>6,361,7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3];&quot;*&quot;;&quot;&quot;)" table:style-name="ce2">
            <text:p>福容大飯店 <text:s/>台北一館</text:p>
          </table:table-cell>
          <table:table-cell office:value-type="string" table:style-name="ce2">
            <text:p>Taipei</text:p>
          </table:table-cell>
          <table:table-cell office:value-type="float" office:value="120" table:style-name="ce4">
            <text:p>120</text:p>
          </table:table-cell>
          <table:table-cell office:value-type="float" office:value="501" table:number-columns-spanned="2" table:number-rows-spanned="1" table:style-name="ce7">
            <text:p>501</text:p>
          </table:table-cell>
          <table:covered-table-cell/>
          <table:table-cell office:value-type="percentage" office:value="0.13467741935483871" table:style-name="ce5">
            <text:p>13.47%</text:p>
          </table:table-cell>
          <table:table-cell office:value-type="float" office:value="2611.7704590818362" table:number-columns-spanned="2" table:number-rows-spanned="1" table:style-name="ce7">
            <text:p>2,612</text:p>
          </table:table-cell>
          <table:covered-table-cell/>
          <table:table-cell office:value-type="float" office:value="1308497" table:style-name="ce4">
            <text:p>1,308,497</text:p>
          </table:table-cell>
          <table:table-cell office:value-type="float" office:value="5594764" table:style-name="ce4">
            <text:p>5,594,764</text:p>
          </table:table-cell>
          <table:table-cell office:value-type="float" office:value="7525431" table:style-name="ce4">
            <text:p>7,525,4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4];&quot;*&quot;;&quot;&quot;)" table:style-name="ce2">
            <text:p>首都大飯店</text:p>
          </table:table-cell>
          <table:table-cell office:value-type="string" table:style-name="ce2">
            <text:p>Taipei</text:p>
          </table:table-cell>
          <table:table-cell office:value-type="float" office:value="129" table:style-name="ce4">
            <text:p>129</text:p>
          </table:table-cell>
          <table:table-cell office:value-type="float" office:value="1651" table:number-columns-spanned="2" table:number-rows-spanned="1" table:style-name="ce7">
            <text:p>1,651</text:p>
          </table:table-cell>
          <table:covered-table-cell/>
          <table:table-cell office:value-type="percentage" office:value="0.41285321330332581" table:style-name="ce5">
            <text:p>41.29%</text:p>
          </table:table-cell>
          <table:table-cell office:value-type="float" office:value="1643.417322834646" table:number-columns-spanned="2" table:number-rows-spanned="1" table:style-name="ce7">
            <text:p>1,643</text:p>
          </table:table-cell>
          <table:covered-table-cell/>
          <table:table-cell office:value-type="float" office:value="2713282" table:style-name="ce4">
            <text:p>2,713,282</text:p>
          </table:table-cell>
          <table:table-cell office:value-type="float" office:value="2542635" table:style-name="ce4">
            <text:p>2,542,635</text:p>
          </table:table-cell>
          <table:table-cell office:value-type="float" office:value="5792434" table:style-name="ce4">
            <text:p>5,792,4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5];&quot;*&quot;;&quot;&quot;)" table:style-name="ce2">
            <text:p>台北君品大酒店</text:p>
          </table:table-cell>
          <table:table-cell office:value-type="string" table:style-name="ce2">
            <text:p>Taipei</text:p>
          </table:table-cell>
          <table:table-cell office:value-type="float" office:value="286" table:style-name="ce4">
            <text:p>286</text:p>
          </table:table-cell>
          <table:table-cell office:value-type="float" office:value="2303" table:number-columns-spanned="2" table:number-rows-spanned="1" table:style-name="ce7">
            <text:p>2,303</text:p>
          </table:table-cell>
          <table:covered-table-cell/>
          <table:table-cell office:value-type="percentage" office:value="0.25975637265959839" table:style-name="ce5">
            <text:p>25.98%</text:p>
          </table:table-cell>
          <table:table-cell office:value-type="float" office:value="2856.9196699956578" table:number-columns-spanned="2" table:number-rows-spanned="1" table:style-name="ce7">
            <text:p>2,857</text:p>
          </table:table-cell>
          <table:covered-table-cell/>
          <table:table-cell office:value-type="float" office:value="6579486" table:style-name="ce4">
            <text:p>6,579,486</text:p>
          </table:table-cell>
          <table:table-cell office:value-type="float" office:value="44682411" table:style-name="ce4">
            <text:p>44,682,411</text:p>
          </table:table-cell>
          <table:table-cell office:value-type="float" office:value="54960398" table:style-name="ce4">
            <text:p>54,960,3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6];&quot;*&quot;;&quot;&quot;)" table:style-name="ce2">
            <text:p>台北花園大酒店</text:p>
          </table:table-cell>
          <table:table-cell office:value-type="string" table:style-name="ce2">
            <text:p>Taipei</text:p>
          </table:table-cell>
          <table:table-cell office:value-type="float" office:value="241" table:style-name="ce4">
            <text:p>241</text:p>
          </table:table-cell>
          <table:table-cell office:value-type="float" office:value="2840" table:number-columns-spanned="2" table:number-rows-spanned="1" table:style-name="ce7">
            <text:p>2,840</text:p>
          </table:table-cell>
          <table:covered-table-cell/>
          <table:table-cell office:value-type="percentage" office:value="0.38013652790791058" table:style-name="ce5">
            <text:p>38.01%</text:p>
          </table:table-cell>
          <table:table-cell office:value-type="float" office:value="1247.3376760563381" table:number-columns-spanned="2" table:number-rows-spanned="1" table:style-name="ce7">
            <text:p>1,247</text:p>
          </table:table-cell>
          <table:covered-table-cell/>
          <table:table-cell office:value-type="float" office:value="3542439" table:style-name="ce4">
            <text:p>3,542,439</text:p>
          </table:table-cell>
          <table:table-cell office:value-type="float" office:value="16766787" table:style-name="ce4">
            <text:p>16,766,787</text:p>
          </table:table-cell>
          <table:table-cell office:value-type="float" office:value="22537215" table:style-name="ce4">
            <text:p>22,537,2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7];&quot;*&quot;;&quot;&quot;)" table:style-name="ce2">
            <text:p>日勝生加賀屋國際溫泉飯店</text:p>
          </table:table-cell>
          <table:table-cell office:value-type="string" table:style-name="ce2">
            <text:p>Taipei</text:p>
          </table:table-cell>
          <table:table-cell office:value-type="float" office:value="90" table:style-name="ce4">
            <text:p>90</text:p>
          </table:table-cell>
          <table:table-cell office:value-type="float" office:value="1557" table:number-columns-spanned="2" table:number-rows-spanned="1" table:style-name="ce7">
            <text:p>1,557</text:p>
          </table:table-cell>
          <table:covered-table-cell/>
          <table:table-cell office:value-type="percentage" office:value="0.5580645161290323" table:style-name="ce5">
            <text:p>55.81%</text:p>
          </table:table-cell>
          <table:table-cell office:value-type="float" office:value="6603.3198458574179" table:number-columns-spanned="2" table:number-rows-spanned="1" table:style-name="ce7">
            <text:p>6,603</text:p>
          </table:table-cell>
          <table:covered-table-cell/>
          <table:table-cell office:value-type="float" office:value="10281369" table:style-name="ce4">
            <text:p>10,281,369</text:p>
          </table:table-cell>
          <table:table-cell office:value-type="float" office:value="9480334" table:style-name="ce4">
            <text:p>9,480,334</text:p>
          </table:table-cell>
          <table:table-cell office:value-type="float" office:value="22822698" table:style-name="ce4">
            <text:p>22,822,6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8];&quot;*&quot;;&quot;&quot;)" table:style-name="ce2">
            <text:p>北投麗禧溫泉酒店</text:p>
          </table:table-cell>
          <table:table-cell office:value-type="string" table:style-name="ce2">
            <text:p>Taipei</text:p>
          </table:table-cell>
          <table:table-cell office:value-type="float" office:value="66" table:style-name="ce4">
            <text:p>66</text:p>
          </table:table-cell>
          <table:table-cell office:value-type="float" office:value="775" table:number-columns-spanned="2" table:number-rows-spanned="1" table:style-name="ce7">
            <text:p>775</text:p>
          </table:table-cell>
          <table:covered-table-cell/>
          <table:table-cell office:value-type="percentage" office:value="0.37878787878787878" table:style-name="ce5">
            <text:p>37.88%</text:p>
          </table:table-cell>
          <table:table-cell office:value-type="float" office:value="13314.6735483871" table:number-columns-spanned="2" table:number-rows-spanned="1" table:style-name="ce7">
            <text:p>13,315</text:p>
          </table:table-cell>
          <table:covered-table-cell/>
          <table:table-cell office:value-type="float" office:value="10318872" table:style-name="ce4">
            <text:p>10,318,872</text:p>
          </table:table-cell>
          <table:table-cell office:value-type="float" office:value="6167082" table:style-name="ce4">
            <text:p>6,167,082</text:p>
          </table:table-cell>
          <table:table-cell office:value-type="float" office:value="20033627" table:style-name="ce4">
            <text:p>20,033,6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39];&quot;*&quot;;&quot;&quot;)" table:style-name="ce2">
            <text:p>寒舍艾麗酒店</text:p>
          </table:table-cell>
          <table:table-cell office:value-type="string" table:style-name="ce2">
            <text:p>Taipei</text:p>
          </table:table-cell>
          <table:table-cell office:value-type="float" office:value="235" table:style-name="ce4">
            <text:p>235</text:p>
          </table:table-cell>
          <table:table-cell office:value-type="float" office:value="3860" table:number-columns-spanned="2" table:number-rows-spanned="1" table:style-name="ce7">
            <text:p>3,860</text:p>
          </table:table-cell>
          <table:covered-table-cell/>
          <table:table-cell office:value-type="percentage" office:value="0.52985586822237474" table:style-name="ce5">
            <text:p>52.99%</text:p>
          </table:table-cell>
          <table:table-cell office:value-type="float" office:value="3642.1896373056989" table:number-columns-spanned="2" table:number-rows-spanned="1" table:style-name="ce7">
            <text:p>3,642</text:p>
          </table:table-cell>
          <table:covered-table-cell/>
          <table:table-cell office:value-type="float" office:value="14058852" table:style-name="ce4">
            <text:p>14,058,852</text:p>
          </table:table-cell>
          <table:table-cell office:value-type="float" office:value="11317783" table:style-name="ce4">
            <text:p>11,317,783</text:p>
          </table:table-cell>
          <table:table-cell office:value-type="float" office:value="28270391" table:style-name="ce4">
            <text:p>28,270,3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0];&quot;*&quot;;&quot;&quot;)" table:style-name="ce2">
            <text:p>北投老爺酒店</text:p>
          </table:table-cell>
          <table:table-cell office:value-type="string" table:style-name="ce2">
            <text:p>Taipei</text:p>
          </table:table-cell>
          <table:table-cell office:value-type="float" office:value="50" table:style-name="ce4">
            <text:p>50</text:p>
          </table:table-cell>
          <table:table-cell office:value-type="float" office:value="1106" table:number-columns-spanned="2" table:number-rows-spanned="1" table:style-name="ce7">
            <text:p>1,106</text:p>
          </table:table-cell>
          <table:covered-table-cell/>
          <table:table-cell office:value-type="percentage" office:value="0.71354838709677415" table:style-name="ce5">
            <text:p>71.35%</text:p>
          </table:table-cell>
          <table:table-cell office:value-type="float" office:value="3550.0578661844479" table:number-columns-spanned="2" table:number-rows-spanned="1" table:style-name="ce7">
            <text:p>3,550</text:p>
          </table:table-cell>
          <table:covered-table-cell/>
          <table:table-cell office:value-type="float" office:value="3926364" table:style-name="ce4">
            <text:p>3,926,364</text:p>
          </table:table-cell>
          <table:table-cell office:value-type="float" office:value="3819323" table:style-name="ce4">
            <text:p>3,819,323</text:p>
          </table:table-cell>
          <table:table-cell office:value-type="float" office:value="8967772" table:style-name="ce4">
            <text:p>8,967,7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1];&quot;*&quot;;&quot;&quot;)" table:style-name="ce2">
            <text:p>台北有園飯店</text:p>
          </table:table-cell>
          <table:table-cell office:value-type="string" table:style-name="ce2">
            <text:p>Taipei</text:p>
          </table:table-cell>
          <table:table-cell office:value-type="float" office:value="56" table:style-name="ce4">
            <text:p>56</text:p>
          </table:table-cell>
          <table:table-cell office:value-type="float" office:value="705" table:number-columns-spanned="2" table:number-rows-spanned="1" table:style-name="ce7">
            <text:p>705</text:p>
          </table:table-cell>
          <table:covered-table-cell/>
          <table:table-cell office:value-type="percentage" office:value="0.40610599078341009" table:style-name="ce5">
            <text:p>40.61%</text:p>
          </table:table-cell>
          <table:table-cell office:value-type="float" office:value="2212.4127659574469" table:number-columns-spanned="2" table:number-rows-spanned="1" table:style-name="ce7">
            <text:p>2,212</text:p>
          </table:table-cell>
          <table:covered-table-cell/>
          <table:table-cell office:value-type="float" office:value="1559751" table:style-name="ce4">
            <text:p>1,559,751</text:p>
          </table:table-cell>
          <table:table-cell office:value-type="float" office:value="0" table:style-name="ce4">
            <text:p>0</text:p>
          </table:table-cell>
          <table:table-cell office:value-type="float" office:value="2201018" table:style-name="ce4">
            <text:p>2,201,0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</text:p>
          </table:table-cell>
          <table:covered-table-cell table:number-columns-repeated="4"/>
          <table:table-cell office:value-type="string" office:string-value="合尊酒店" table:formula="of:=SUBSTITUTE([.A42];&quot;*&quot;;&quot;&quot;)" table:style-name="ce2">
            <text:p>合尊酒店</text:p>
          </table:table-cell>
          <table:table-cell office:value-type="string" table:style-name="ce2">
            <text:p>Taipei</text:p>
          </table:table-cell>
          <table:table-cell office:value-type="float" office:value="101" table:style-name="ce4">
            <text:p>101</text:p>
          </table:table-cell>
          <table:table-cell office:value-type="float" office:value="2178" table:number-columns-spanned="2" table:number-rows-spanned="1" table:style-name="ce7">
            <text:p>2,178</text:p>
          </table:table-cell>
          <table:covered-table-cell/>
          <table:table-cell office:value-type="percentage" office:value="0.6956244011497924" table:style-name="ce5">
            <text:p>69.56%</text:p>
          </table:table-cell>
          <table:table-cell office:value-type="float" office:value="3026.3122130394859" table:number-columns-spanned="2" table:number-rows-spanned="1" table:style-name="ce7">
            <text:p>3,026</text:p>
          </table:table-cell>
          <table:covered-table-cell/>
          <table:table-cell office:value-type="float" office:value="6591308" table:style-name="ce4">
            <text:p>6,591,308</text:p>
          </table:table-cell>
          <table:table-cell office:value-type="float" office:value="3140738" table:style-name="ce4">
            <text:p>3,140,738</text:p>
          </table:table-cell>
          <table:table-cell office:value-type="float" office:value="10725656" table:style-name="ce4">
            <text:p>10,725,6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3];&quot;*&quot;;&quot;&quot;)" table:style-name="ce2">
            <text:p>台北中山雅樂軒酒店</text:p>
          </table:table-cell>
          <table:table-cell office:value-type="string" table:style-name="ce2">
            <text:p>Taipei</text:p>
          </table:table-cell>
          <table:table-cell office:value-type="float" office:value="88" table:style-name="ce4">
            <text:p>88</text:p>
          </table:table-cell>
          <table:table-cell office:value-type="float" office:value="1533" table:number-columns-spanned="2" table:number-rows-spanned="1" table:style-name="ce7">
            <text:p>1,533</text:p>
          </table:table-cell>
          <table:covered-table-cell/>
          <table:table-cell office:value-type="percentage" office:value="0.56195014662756593" table:style-name="ce5">
            <text:p>56.20%</text:p>
          </table:table-cell>
          <table:table-cell office:value-type="float" office:value="2052.5818656229621" table:number-columns-spanned="2" table:number-rows-spanned="1" table:style-name="ce7">
            <text:p>2,053</text:p>
          </table:table-cell>
          <table:covered-table-cell/>
          <table:table-cell office:value-type="float" office:value="3146608" table:style-name="ce4">
            <text:p>3,146,608</text:p>
          </table:table-cell>
          <table:table-cell office:value-type="float" office:value="1155134" table:style-name="ce4">
            <text:p>1,155,134</text:p>
          </table:table-cell>
          <table:table-cell office:value-type="float" office:value="4744334" table:style-name="ce4">
            <text:p>4,744,3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4];&quot;*&quot;;&quot;&quot;)" table:style-name="ce2">
            <text:p>義華酒店</text:p>
          </table:table-cell>
          <table:table-cell office:value-type="string" table:style-name="ce2">
            <text:p>Taipei</text:p>
          </table:table-cell>
          <table:table-cell office:value-type="float" office:value="149" table:style-name="ce4">
            <text:p>149</text:p>
          </table:table-cell>
          <table:table-cell office:value-type="float" office:value="683" table:number-columns-spanned="2" table:number-rows-spanned="1" table:style-name="ce7">
            <text:p>683</text:p>
          </table:table-cell>
          <table:covered-table-cell/>
          <table:table-cell office:value-type="percentage" office:value="0.14786750378869881" table:style-name="ce5">
            <text:p>14.79%</text:p>
          </table:table-cell>
          <table:table-cell office:value-type="float" office:value="3066" table:number-columns-spanned="2" table:number-rows-spanned="1" table:style-name="ce7">
            <text:p>3,066</text:p>
          </table:table-cell>
          <table:covered-table-cell/>
          <table:table-cell office:value-type="float" office:value="2094078" table:style-name="ce4">
            <text:p>2,094,078</text:p>
          </table:table-cell>
          <table:table-cell office:value-type="float" office:value="170423" table:style-name="ce4">
            <text:p>170,423</text:p>
          </table:table-cell>
          <table:table-cell office:value-type="float" office:value="2590677" table:style-name="ce4">
            <text:p>2,590,6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5];&quot;*&quot;;&quot;&quot;)" table:style-name="ce2">
            <text:p>華園大飯店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4">
            <text:p>269</text:p>
          </table:table-cell>
          <table:table-cell office:value-type="float" office:value="4340" table:number-columns-spanned="2" table:number-rows-spanned="1" table:style-name="ce7">
            <text:p>4,340</text:p>
          </table:table-cell>
          <table:covered-table-cell/>
          <table:table-cell office:value-type="percentage" office:value="0.5204460966542751" table:style-name="ce5">
            <text:p>52.04%</text:p>
          </table:table-cell>
          <table:table-cell office:value-type="float" office:value="1618.1255760368661" table:number-columns-spanned="2" table:number-rows-spanned="1" table:style-name="ce7">
            <text:p>1,618</text:p>
          </table:table-cell>
          <table:covered-table-cell/>
          <table:table-cell office:value-type="float" office:value="7022665" table:style-name="ce4">
            <text:p>7,022,665</text:p>
          </table:table-cell>
          <table:table-cell office:value-type="float" office:value="2765671" table:style-name="ce4">
            <text:p>2,765,671</text:p>
          </table:table-cell>
          <table:table-cell office:value-type="float" office:value="10422821" table:style-name="ce4">
            <text:p>10,422,8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6];&quot;*&quot;;&quot;&quot;)" table:style-name="ce2">
            <text:p>高雄國賓大飯店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4">
            <text:p>453</text:p>
          </table:table-cell>
          <table:table-cell office:value-type="float" office:value="9386" table:number-columns-spanned="2" table:number-rows-spanned="1" table:style-name="ce7">
            <text:p>9,386</text:p>
          </table:table-cell>
          <table:covered-table-cell/>
          <table:table-cell office:value-type="percentage" office:value="0.66837570319732253" table:style-name="ce5">
            <text:p>66.84%</text:p>
          </table:table-cell>
          <table:table-cell office:value-type="float" office:value="2290.8487108459408" table:number-columns-spanned="2" table:number-rows-spanned="1" table:style-name="ce7">
            <text:p>2,291</text:p>
          </table:table-cell>
          <table:covered-table-cell/>
          <table:table-cell office:value-type="float" office:value="21501906" table:style-name="ce4">
            <text:p>21,501,906</text:p>
          </table:table-cell>
          <table:table-cell office:value-type="float" office:value="32960215" table:style-name="ce4">
            <text:p>32,960,215</text:p>
          </table:table-cell>
          <table:table-cell office:value-type="float" office:value="55920224" table:style-name="ce4">
            <text:p>55,920,2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7];&quot;*&quot;;&quot;&quot;)" table:style-name="ce2">
            <text:p>漢來大飯店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4">
            <text:p>535</text:p>
          </table:table-cell>
          <table:table-cell office:value-type="float" office:value="9622" table:number-columns-spanned="2" table:number-rows-spanned="1" table:style-name="ce7">
            <text:p>9,622</text:p>
          </table:table-cell>
          <table:covered-table-cell/>
          <table:table-cell office:value-type="percentage" office:value="0.58016279770877299" table:style-name="ce5">
            <text:p>58.02%</text:p>
          </table:table-cell>
          <table:table-cell office:value-type="float" office:value="2878.7284348368321" table:number-columns-spanned="2" table:number-rows-spanned="1" table:style-name="ce7">
            <text:p>2,879</text:p>
          </table:table-cell>
          <table:covered-table-cell/>
          <table:table-cell office:value-type="float" office:value="27699125" table:style-name="ce4">
            <text:p>27,699,125</text:p>
          </table:table-cell>
          <table:table-cell office:value-type="float" office:value="82774731" table:style-name="ce4">
            <text:p>82,774,731</text:p>
          </table:table-cell>
          <table:table-cell office:value-type="float" office:value="129221178" table:style-name="ce4">
            <text:p>129,221,1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8];&quot;*&quot;;&quot;&quot;)" table:style-name="ce2">
            <text:p>高雄福華大飯店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4">
            <text:p>271</text:p>
          </table:table-cell>
          <table:table-cell office:value-type="float" office:value="5293" table:number-columns-spanned="2" table:number-rows-spanned="1" table:style-name="ce7">
            <text:p>5,293</text:p>
          </table:table-cell>
          <table:covered-table-cell/>
          <table:table-cell office:value-type="percentage" office:value="0.63004404237590761" table:style-name="ce5">
            <text:p>63.00%</text:p>
          </table:table-cell>
          <table:table-cell office:value-type="float" office:value="2329.1390515775552" table:number-columns-spanned="2" table:number-rows-spanned="1" table:style-name="ce7">
            <text:p>2,329</text:p>
          </table:table-cell>
          <table:covered-table-cell/>
          <table:table-cell office:value-type="float" office:value="12328133" table:style-name="ce4">
            <text:p>12,328,133</text:p>
          </table:table-cell>
          <table:table-cell office:value-type="float" office:value="20869506" table:style-name="ce4">
            <text:p>20,869,506</text:p>
          </table:table-cell>
          <table:table-cell office:value-type="float" office:value="36258015" table:style-name="ce4">
            <text:p>36,258,0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49];&quot;*&quot;;&quot;&quot;)" table:style-name="ce2">
            <text:p>寒軒國際大飯店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4">
            <text:p>380</text:p>
          </table:table-cell>
          <table:table-cell office:value-type="float" office:value="5218" table:number-columns-spanned="2" table:number-rows-spanned="1" table:style-name="ce7">
            <text:p>5,218</text:p>
          </table:table-cell>
          <table:covered-table-cell/>
          <table:table-cell office:value-type="percentage" office:value="0.44295415959252971" table:style-name="ce5">
            <text:p>44.30%</text:p>
          </table:table-cell>
          <table:table-cell office:value-type="float" office:value="1885.881372173247" table:number-columns-spanned="2" table:number-rows-spanned="1" table:style-name="ce7">
            <text:p>1,886</text:p>
          </table:table-cell>
          <table:covered-table-cell/>
          <table:table-cell office:value-type="float" office:value="9840529" table:style-name="ce4">
            <text:p>9,840,529</text:p>
          </table:table-cell>
          <table:table-cell office:value-type="float" office:value="11815525" table:style-name="ce4">
            <text:p>11,815,525</text:p>
          </table:table-cell>
          <table:table-cell office:value-type="float" office:value="22568108" table:style-name="ce4">
            <text:p>22,568,1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0];&quot;*&quot;;&quot;&quot;)" table:style-name="ce2">
            <text:p>麗尊大酒店</text:p>
          </table:table-cell>
          <table:table-cell office:value-type="string" table:style-name="ce2">
            <text:p>Kaohsiung</text:p>
          </table:table-cell>
          <table:table-cell office:value-type="float" office:value="188" table:style-name="ce4">
            <text:p>188</text:p>
          </table:table-cell>
          <table:table-cell office:value-type="float" office:value="2407" table:number-columns-spanned="2" table:number-rows-spanned="1" table:style-name="ce7">
            <text:p>2,407</text:p>
          </table:table-cell>
          <table:covered-table-cell/>
          <table:table-cell office:value-type="percentage" office:value="0.41300617707618392" table:style-name="ce5">
            <text:p>41.30%</text:p>
          </table:table-cell>
          <table:table-cell office:value-type="float" office:value="2374.9646863315329" table:number-columns-spanned="2" table:number-rows-spanned="1" table:style-name="ce7">
            <text:p>2,375</text:p>
          </table:table-cell>
          <table:covered-table-cell/>
          <table:table-cell office:value-type="float" office:value="5716540" table:style-name="ce4">
            <text:p>5,716,540</text:p>
          </table:table-cell>
          <table:table-cell office:value-type="float" office:value="8243961" table:style-name="ce4">
            <text:p>8,243,961</text:p>
          </table:table-cell>
          <table:table-cell office:value-type="float" office:value="14632693" table:style-name="ce4">
            <text:p>14,632,6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1];&quot;*&quot;;&quot;&quot;)" table:style-name="ce2">
            <text:p>義大皇家酒店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4">
            <text:p>656</text:p>
          </table:table-cell>
          <table:table-cell office:value-type="float" office:value="14415" table:number-columns-spanned="2" table:number-rows-spanned="1" table:style-name="ce7">
            <text:p>14,415</text:p>
          </table:table-cell>
          <table:covered-table-cell/>
          <table:table-cell office:value-type="percentage" office:value="0.70884146341463417" table:style-name="ce5">
            <text:p>70.88%</text:p>
          </table:table-cell>
          <table:table-cell office:value-type="float" office:value="3218.9691987513011" table:number-columns-spanned="2" table:number-rows-spanned="1" table:style-name="ce7">
            <text:p>3,219</text:p>
          </table:table-cell>
          <table:covered-table-cell/>
          <table:table-cell office:value-type="float" office:value="46401441" table:style-name="ce4">
            <text:p>46,401,441</text:p>
          </table:table-cell>
          <table:table-cell office:value-type="float" office:value="28070718" table:style-name="ce4">
            <text:p>28,070,718</text:p>
          </table:table-cell>
          <table:table-cell office:value-type="float" office:value="78989888" table:style-name="ce4">
            <text:p>78,989,8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2];&quot;*&quot;;&quot;&quot;)" table:style-name="ce2">
            <text:p>福容大飯店 高雄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4">
            <text:p>250</text:p>
          </table:table-cell>
          <table:table-cell office:value-type="float" office:value="4433" table:number-columns-spanned="2" table:number-rows-spanned="1" table:style-name="ce7">
            <text:p>4,433</text:p>
          </table:table-cell>
          <table:covered-table-cell/>
          <table:table-cell office:value-type="percentage" office:value="0.57199999999999995" table:style-name="ce5">
            <text:p>57.20%</text:p>
          </table:table-cell>
          <table:table-cell office:value-type="float" office:value="2257.953304759757" table:number-columns-spanned="2" table:number-rows-spanned="1" table:style-name="ce7">
            <text:p>2,258</text:p>
          </table:table-cell>
          <table:covered-table-cell/>
          <table:table-cell office:value-type="float" office:value="10009507" table:style-name="ce4">
            <text:p>10,009,507</text:p>
          </table:table-cell>
          <table:table-cell office:value-type="float" office:value="3668977" table:style-name="ce4">
            <text:p>3,668,977</text:p>
          </table:table-cell>
          <table:table-cell office:value-type="float" office:value="13689845" table:style-name="ce4">
            <text:p>13,689,8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3];&quot;*&quot;;&quot;&quot;)" table:style-name="ce2">
            <text:p>晶英國際行館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4">
            <text:p>147</text:p>
          </table:table-cell>
          <table:table-cell office:value-type="float" office:value="1890" table:number-columns-spanned="2" table:number-rows-spanned="1" table:style-name="ce7">
            <text:p>1,890</text:p>
          </table:table-cell>
          <table:covered-table-cell/>
          <table:table-cell office:value-type="percentage" office:value="0.41474654377880182" table:style-name="ce5">
            <text:p>41.47%</text:p>
          </table:table-cell>
          <table:table-cell office:value-type="float" office:value="6453.9534391534389" table:number-columns-spanned="2" table:number-rows-spanned="1" table:style-name="ce7">
            <text:p>6,454</text:p>
          </table:table-cell>
          <table:covered-table-cell/>
          <table:table-cell office:value-type="float" office:value="12197972" table:style-name="ce4">
            <text:p>12,197,972</text:p>
          </table:table-cell>
          <table:table-cell office:value-type="float" office:value="15595135" table:style-name="ce4">
            <text:p>15,595,135</text:p>
          </table:table-cell>
          <table:table-cell office:value-type="float" office:value="30778920" table:style-name="ce4">
            <text:p>30,778,9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4];&quot;*&quot;;&quot;&quot;)" table:style-name="ce2">
            <text:p>全國大飯店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4">
            <text:p>178</text:p>
          </table:table-cell>
          <table:table-cell office:value-type="float" office:value="2654" table:number-columns-spanned="2" table:number-rows-spanned="1" table:style-name="ce7">
            <text:p>2,654</text:p>
          </table:table-cell>
          <table:covered-table-cell/>
          <table:table-cell office:value-type="percentage" office:value="0.48097136643711491" table:style-name="ce5">
            <text:p>48.10%</text:p>
          </table:table-cell>
          <table:table-cell office:value-type="float" office:value="2276.5316503391109" table:number-columns-spanned="2" table:number-rows-spanned="1" table:style-name="ce7">
            <text:p>2,277</text:p>
          </table:table-cell>
          <table:covered-table-cell/>
          <table:table-cell office:value-type="float" office:value="6041915" table:style-name="ce4">
            <text:p>6,041,915</text:p>
          </table:table-cell>
          <table:table-cell office:value-type="float" office:value="9338823" table:style-name="ce4">
            <text:p>9,338,823</text:p>
          </table:table-cell>
          <table:table-cell office:value-type="float" office:value="17926868" table:style-name="ce4">
            <text:p>17,926,8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5];&quot;*&quot;;&quot;&quot;)" table:style-name="ce2">
            <text:p>長榮桂冠酒店(台中)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4">
            <text:p>354</text:p>
          </table:table-cell>
          <table:table-cell office:value-type="float" office:value="8404" table:number-columns-spanned="2" table:number-rows-spanned="1" table:style-name="ce7">
            <text:p>8,404</text:p>
          </table:table-cell>
          <table:covered-table-cell/>
          <table:table-cell office:value-type="percentage" office:value="0.76581009659194454" table:style-name="ce5">
            <text:p>76.58%</text:p>
          </table:table-cell>
          <table:table-cell office:value-type="float" office:value="2292.2063303188961" table:number-columns-spanned="2" table:number-rows-spanned="1" table:style-name="ce7">
            <text:p>2,292</text:p>
          </table:table-cell>
          <table:covered-table-cell/>
          <table:table-cell office:value-type="float" office:value="19263702" table:style-name="ce4">
            <text:p>19,263,702</text:p>
          </table:table-cell>
          <table:table-cell office:value-type="float" office:value="26839749" table:style-name="ce4">
            <text:p>26,839,749</text:p>
          </table:table-cell>
          <table:table-cell office:value-type="float" office:value="51524473" table:style-name="ce4">
            <text:p>51,524,4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6];&quot;*&quot;;&quot;&quot;)" table:style-name="ce2">
            <text:p>台中福華大飯店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4">
            <text:p>155</text:p>
          </table:table-cell>
          <table:table-cell office:value-type="float" office:value="3799" table:number-columns-spanned="2" table:number-rows-spanned="1" table:style-name="ce7">
            <text:p>3,799</text:p>
          </table:table-cell>
          <table:covered-table-cell/>
          <table:table-cell office:value-type="percentage" office:value="0.79063475546305928" table:style-name="ce5">
            <text:p>79.06%</text:p>
          </table:table-cell>
          <table:table-cell office:value-type="float" office:value="2625.292445380363" table:number-columns-spanned="2" table:number-rows-spanned="1" table:style-name="ce7">
            <text:p>2,625</text:p>
          </table:table-cell>
          <table:covered-table-cell/>
          <table:table-cell office:value-type="float" office:value="9973486" table:style-name="ce4">
            <text:p>9,973,486</text:p>
          </table:table-cell>
          <table:table-cell office:value-type="float" office:value="8814116" table:style-name="ce4">
            <text:p>8,814,116</text:p>
          </table:table-cell>
          <table:table-cell office:value-type="float" office:value="23053160" table:style-name="ce4">
            <text:p>23,053,1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7];&quot;*&quot;;&quot;&quot;)" table:style-name="ce2">
            <text:p>台中金典酒店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4">
            <text:p>222</text:p>
          </table:table-cell>
          <table:table-cell office:value-type="float" office:value="5435" table:number-columns-spanned="2" table:number-rows-spanned="1" table:style-name="ce7">
            <text:p>5,435</text:p>
          </table:table-cell>
          <table:covered-table-cell/>
          <table:table-cell office:value-type="percentage" office:value="0.78974135425748326" table:style-name="ce5">
            <text:p>78.97%</text:p>
          </table:table-cell>
          <table:table-cell office:value-type="float" office:value="2923.8954921803129" table:number-columns-spanned="2" table:number-rows-spanned="1" table:style-name="ce7">
            <text:p>2,924</text:p>
          </table:table-cell>
          <table:covered-table-cell/>
          <table:table-cell office:value-type="float" office:value="15891372" table:style-name="ce4">
            <text:p>15,891,372</text:p>
          </table:table-cell>
          <table:table-cell office:value-type="float" office:value="18267750" table:style-name="ce4">
            <text:p>18,267,750</text:p>
          </table:table-cell>
          <table:table-cell office:value-type="float" office:value="45528669" table:style-name="ce4">
            <text:p>45,528,6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8];&quot;*&quot;;&quot;&quot;)" table:style-name="ce2">
            <text:p>海灣藝術酒店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4">
            <text:p>226</text:p>
          </table:table-cell>
          <table:table-cell office:value-type="float" office:value="1860" table:number-columns-spanned="2" table:number-rows-spanned="1" table:style-name="ce7">
            <text:p>1,860</text:p>
          </table:table-cell>
          <table:covered-table-cell/>
          <table:table-cell office:value-type="percentage" office:value="0.26548672566371678" table:style-name="ce5">
            <text:p>26.55%</text:p>
          </table:table-cell>
          <table:table-cell office:value-type="float" office:value="2296.7956989247309" table:number-columns-spanned="2" table:number-rows-spanned="1" table:style-name="ce7">
            <text:p>2,297</text:p>
          </table:table-cell>
          <table:covered-table-cell/>
          <table:table-cell office:value-type="float" office:value="4272040" table:style-name="ce4">
            <text:p>4,272,040</text:p>
          </table:table-cell>
          <table:table-cell office:value-type="float" office:value="17460" table:style-name="ce4">
            <text:p>17,460</text:p>
          </table:table-cell>
          <table:table-cell office:value-type="float" office:value="4289500" table:style-name="ce4">
            <text:p>4,289,5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59];&quot;*&quot;;&quot;&quot;)" table:style-name="ce2">
            <text:p>裕元花園酒店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4">
            <text:p>149</text:p>
          </table:table-cell>
          <table:table-cell office:value-type="float" office:value="3642" table:number-columns-spanned="2" table:number-rows-spanned="1" table:style-name="ce7">
            <text:p>3,642</text:p>
          </table:table-cell>
          <table:covered-table-cell/>
          <table:table-cell office:value-type="percentage" office:value="0.78848235548820089" table:style-name="ce5">
            <text:p>78.85%</text:p>
          </table:table-cell>
          <table:table-cell office:value-type="float" office:value="3020.316035145524" table:number-columns-spanned="2" table:number-rows-spanned="1" table:style-name="ce7">
            <text:p>3,020</text:p>
          </table:table-cell>
          <table:covered-table-cell/>
          <table:table-cell office:value-type="float" office:value="10999991" table:style-name="ce4">
            <text:p>10,999,991</text:p>
          </table:table-cell>
          <table:table-cell office:value-type="float" office:value="27759056" table:style-name="ce4">
            <text:p>27,759,056</text:p>
          </table:table-cell>
          <table:table-cell office:value-type="float" office:value="43916890" table:style-name="ce4">
            <text:p>43,916,8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0];&quot;*&quot;;&quot;&quot;)" table:style-name="ce2">
            <text:p>台中港酒店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4">
            <text:p>200</text:p>
          </table:table-cell>
          <table:table-cell office:value-type="float" office:value="5513" table:number-columns-spanned="2" table:number-rows-spanned="1" table:style-name="ce7">
            <text:p>5,513</text:p>
          </table:table-cell>
          <table:covered-table-cell/>
          <table:table-cell office:value-type="percentage" office:value="0.88919354838709674" table:style-name="ce5">
            <text:p>88.92%</text:p>
          </table:table-cell>
          <table:table-cell office:value-type="float" office:value="2733.2280065300201" table:number-columns-spanned="2" table:number-rows-spanned="1" table:style-name="ce7">
            <text:p>2,733</text:p>
          </table:table-cell>
          <table:covered-table-cell/>
          <table:table-cell office:value-type="float" office:value="15068286" table:style-name="ce4">
            <text:p>15,068,286</text:p>
          </table:table-cell>
          <table:table-cell office:value-type="float" office:value="3087823" table:style-name="ce4">
            <text:p>3,087,823</text:p>
          </table:table-cell>
          <table:table-cell office:value-type="float" office:value="19260655" table:style-name="ce4">
            <text:p>19,260,6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1];&quot;*&quot;;&quot;&quot;)" table:style-name="ce2">
            <text:p>花蓮亞士都飯店</text:p>
          </table:table-cell>
          <table:table-cell office:value-type="string" table:style-name="ce2">
            <text:p>Hualien</text:p>
          </table:table-cell>
          <table:table-cell office:value-type="float" office:value="167" table:style-name="ce4">
            <text:p>167</text:p>
          </table:table-cell>
          <table:table-cell office:value-type="float" office:value="3957" table:number-columns-spanned="2" table:number-rows-spanned="1" table:style-name="ce7">
            <text:p>3,957</text:p>
          </table:table-cell>
          <table:covered-table-cell/>
          <table:table-cell office:value-type="percentage" office:value="0.76434228317558428" table:style-name="ce5">
            <text:p>76.43%</text:p>
          </table:table-cell>
          <table:table-cell office:value-type="float" office:value="1339.398534243114" table:number-columns-spanned="2" table:number-rows-spanned="1" table:style-name="ce7">
            <text:p>1,339</text:p>
          </table:table-cell>
          <table:covered-table-cell/>
          <table:table-cell office:value-type="float" office:value="5300000" table:style-name="ce4">
            <text:p>5,300,000</text:p>
          </table:table-cell>
          <table:table-cell office:value-type="float" office:value="2354113" table:style-name="ce4">
            <text:p>2,354,113</text:p>
          </table:table-cell>
          <table:table-cell office:value-type="float" office:value="7720047" table:style-name="ce4">
            <text:p>7,720,0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2];&quot;*&quot;;&quot;&quot;)" table:style-name="ce2">
            <text:p>花蓮翰品酒店</text:p>
          </table:table-cell>
          <table:table-cell office:value-type="string" table:style-name="ce2">
            <text:p>Hualien</text:p>
          </table:table-cell>
          <table:table-cell office:value-type="float" office:value="197" table:style-name="ce4">
            <text:p>197</text:p>
          </table:table-cell>
          <table:table-cell office:value-type="float" office:value="5261" table:number-columns-spanned="2" table:number-rows-spanned="1" table:style-name="ce7">
            <text:p>5,261</text:p>
          </table:table-cell>
          <table:covered-table-cell/>
          <table:table-cell office:value-type="percentage" office:value="0.86147044375307025" table:style-name="ce5">
            <text:p>86.15%</text:p>
          </table:table-cell>
          <table:table-cell office:value-type="float" office:value="3712.660710891465" table:number-columns-spanned="2" table:number-rows-spanned="1" table:style-name="ce7">
            <text:p>3,713</text:p>
          </table:table-cell>
          <table:covered-table-cell/>
          <table:table-cell office:value-type="float" office:value="19532308" table:style-name="ce4">
            <text:p>19,532,308</text:p>
          </table:table-cell>
          <table:table-cell office:value-type="float" office:value="10024873" table:style-name="ce4">
            <text:p>10,024,873</text:p>
          </table:table-cell>
          <table:table-cell office:value-type="float" office:value="30179559" table:style-name="ce4">
            <text:p>30,179,5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3];&quot;*&quot;;&quot;&quot;)" table:style-name="ce2">
            <text:p>美侖大飯店</text:p>
          </table:table-cell>
          <table:table-cell office:value-type="string" table:style-name="ce2">
            <text:p>Hualien</text:p>
          </table:table-cell>
          <table:table-cell office:value-type="float" office:value="343" table:style-name="ce4">
            <text:p>343</text:p>
          </table:table-cell>
          <table:table-cell office:value-type="float" office:value="6214" table:number-columns-spanned="2" table:number-rows-spanned="1" table:style-name="ce7">
            <text:p>6,214</text:p>
          </table:table-cell>
          <table:covered-table-cell/>
          <table:table-cell office:value-type="percentage" office:value="0.58440703470328226" table:style-name="ce5">
            <text:p>58.44%</text:p>
          </table:table-cell>
          <table:table-cell office:value-type="float" office:value="2607.5869005471518" table:number-columns-spanned="2" table:number-rows-spanned="1" table:style-name="ce7">
            <text:p>2,608</text:p>
          </table:table-cell>
          <table:covered-table-cell/>
          <table:table-cell office:value-type="float" office:value="16203545" table:style-name="ce4">
            <text:p>16,203,545</text:p>
          </table:table-cell>
          <table:table-cell office:value-type="float" office:value="6261967" table:style-name="ce4">
            <text:p>6,261,967</text:p>
          </table:table-cell>
          <table:table-cell office:value-type="float" office:value="23246393" table:style-name="ce4">
            <text:p>23,246,3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4];&quot;*&quot;;&quot;&quot;)" table:style-name="ce2">
            <text:p>遠雄悅來大飯店</text:p>
          </table:table-cell>
          <table:table-cell office:value-type="string" table:style-name="ce2">
            <text:p>Hualien</text:p>
          </table:table-cell>
          <table:table-cell office:value-type="float" office:value="381" table:style-name="ce4">
            <text:p>381</text:p>
          </table:table-cell>
          <table:table-cell office:value-type="float" office:value="10971" table:number-columns-spanned="2" table:number-rows-spanned="1" table:style-name="ce7">
            <text:p>10,971</text:p>
          </table:table-cell>
          <table:covered-table-cell/>
          <table:table-cell office:value-type="percentage" office:value="0.92887985775971549" table:style-name="ce5">
            <text:p>92.89%</text:p>
          </table:table-cell>
          <table:table-cell office:value-type="float" office:value="4282.1526752347099" table:number-columns-spanned="2" table:number-rows-spanned="1" table:style-name="ce7">
            <text:p>4,282</text:p>
          </table:table-cell>
          <table:covered-table-cell/>
          <table:table-cell office:value-type="float" office:value="46979497" table:style-name="ce4">
            <text:p>46,979,497</text:p>
          </table:table-cell>
          <table:table-cell office:value-type="float" office:value="24066412" table:style-name="ce4">
            <text:p>24,066,412</text:p>
          </table:table-cell>
          <table:table-cell office:value-type="float" office:value="84933406" table:style-name="ce4">
            <text:p>84,933,4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5];&quot;*&quot;;&quot;&quot;)" table:style-name="ce2">
            <text:p>瑞穗天合國際觀光酒店</text:p>
          </table:table-cell>
          <table:table-cell office:value-type="string" table:style-name="ce2">
            <text:p>Hualien</text:p>
          </table:table-cell>
          <table:table-cell office:value-type="float" office:value="198" table:style-name="ce4">
            <text:p>198</text:p>
          </table:table-cell>
          <table:table-cell office:value-type="float" office:value="5715" table:number-columns-spanned="2" table:number-rows-spanned="1" table:style-name="ce7">
            <text:p>5,715</text:p>
          </table:table-cell>
          <table:covered-table-cell/>
          <table:table-cell office:value-type="percentage" office:value="0.93108504398826974" table:style-name="ce5">
            <text:p>93.11%</text:p>
          </table:table-cell>
          <table:table-cell office:value-type="float" office:value="8582.2523184601923" table:number-columns-spanned="2" table:number-rows-spanned="1" table:style-name="ce7">
            <text:p>8,582</text:p>
          </table:table-cell>
          <table:covered-table-cell/>
          <table:table-cell office:value-type="float" office:value="49047572" table:style-name="ce4">
            <text:p>49,047,572</text:p>
          </table:table-cell>
          <table:table-cell office:value-type="float" office:value="23864428" table:style-name="ce4">
            <text:p>23,864,428</text:p>
          </table:table-cell>
          <table:table-cell office:value-type="float" office:value="84826183" table:style-name="ce4">
            <text:p>84,826,1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6];&quot;*&quot;;&quot;&quot;)" table:style-name="ce2">
            <text:p>尊爵天際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4">
            <text:p>250</text:p>
          </table:table-cell>
          <table:table-cell office:value-type="float" office:value="1704" table:number-columns-spanned="2" table:number-rows-spanned="1" table:style-name="ce7">
            <text:p>1,704</text:p>
          </table:table-cell>
          <table:covered-table-cell/>
          <table:table-cell office:value-type="percentage" office:value="0.21987096774193551" table:style-name="ce5">
            <text:p>21.99%</text:p>
          </table:table-cell>
          <table:table-cell office:value-type="float" office:value="2259.3356807511741" table:number-columns-spanned="2" table:number-rows-spanned="1" table:style-name="ce7">
            <text:p>2,259</text:p>
          </table:table-cell>
          <table:covered-table-cell/>
          <table:table-cell office:value-type="float" office:value="3849908" table:style-name="ce4">
            <text:p>3,849,908</text:p>
          </table:table-cell>
          <table:table-cell office:value-type="float" office:value="16635570" table:style-name="ce4">
            <text:p>16,635,570</text:p>
          </table:table-cell>
          <table:table-cell office:value-type="float" office:value="20594246" table:style-name="ce4">
            <text:p>20,594,2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7];&quot;*&quot;;&quot;&quot;)" table:style-name="ce2">
            <text:p>南方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4">
            <text:p>111</text:p>
          </table:table-cell>
          <table:table-cell office:value-type="float" office:value="2249" table:number-columns-spanned="2" table:number-rows-spanned="1" table:style-name="ce7">
            <text:p>2,249</text:p>
          </table:table-cell>
          <table:covered-table-cell/>
          <table:table-cell office:value-type="percentage" office:value="0.65358907294391166" table:style-name="ce5">
            <text:p>65.36%</text:p>
          </table:table-cell>
          <table:table-cell office:value-type="float" office:value="3085.380168963984" table:number-columns-spanned="2" table:number-rows-spanned="1" table:style-name="ce7">
            <text:p>3,085</text:p>
          </table:table-cell>
          <table:covered-table-cell/>
          <table:table-cell office:value-type="float" office:value="6939020" table:style-name="ce4">
            <text:p>6,939,020</text:p>
          </table:table-cell>
          <table:table-cell office:value-type="float" office:value="14355046" table:style-name="ce4">
            <text:p>14,355,046</text:p>
          </table:table-cell>
          <table:table-cell office:value-type="float" office:value="26964360" table:style-name="ce4">
            <text:p>26,964,3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68];&quot;*&quot;;&quot;&quot;)" table:style-name="ce2">
            <text:p>台北諾富特華航桃園機場飯店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4">
            <text:p>516</text:p>
          </table:table-cell>
          <table:table-cell office:value-type="float" office:value="6077" table:number-columns-spanned="2" table:number-rows-spanned="1" table:style-name="ce7">
            <text:p>6,077</text:p>
          </table:table-cell>
          <table:covered-table-cell/>
          <table:table-cell office:value-type="percentage" office:value="0.37990747686921728" table:style-name="ce5">
            <text:p>37.99%</text:p>
          </table:table-cell>
          <table:table-cell office:value-type="float" office:value="3013.727990784927" table:number-columns-spanned="2" table:number-rows-spanned="1" table:style-name="ce7">
            <text:p>3,014</text:p>
          </table:table-cell>
          <table:covered-table-cell/>
          <table:table-cell office:value-type="float" office:value="18314425" table:style-name="ce4">
            <text:p>18,314,425</text:p>
          </table:table-cell>
          <table:table-cell office:value-type="float" office:value="10487398" table:style-name="ce4">
            <text:p>10,487,398</text:p>
          </table:table-cell>
          <table:table-cell office:value-type="float" office:value="33059919" table:style-name="ce4">
            <text:p>33,059,9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69];&quot;*&quot;;&quot;&quot;)" table:style-name="ce2">
            <text:p>桃園喜來登酒店</text:p>
          </table:table-cell>
          <table:table-cell office:value-type="string" table:style-name="ce2">
            <text:p>Taoyuan-Hsinchu-Miaoli</text:p>
          </table:table-cell>
          <table:table-cell office:value-type="float" office:value="190" table:style-name="ce4">
            <text:p>190</text:p>
          </table:table-cell>
          <table:table-cell office:value-type="float" office:value="2597" table:number-columns-spanned="2" table:number-rows-spanned="1" table:style-name="ce7">
            <text:p>2,597</text:p>
          </table:table-cell>
          <table:covered-table-cell/>
          <table:table-cell office:value-type="percentage" office:value="0.44091680814940581" table:style-name="ce5">
            <text:p>44.09%</text:p>
          </table:table-cell>
          <table:table-cell office:value-type="float" office:value="1647.9742010011551" table:number-columns-spanned="2" table:number-rows-spanned="1" table:style-name="ce7">
            <text:p>1,648</text:p>
          </table:table-cell>
          <table:covered-table-cell/>
          <table:table-cell office:value-type="float" office:value="4279789" table:style-name="ce4">
            <text:p>4,279,789</text:p>
          </table:table-cell>
          <table:table-cell office:value-type="float" office:value="9939047" table:style-name="ce4">
            <text:p>9,939,047</text:p>
          </table:table-cell>
          <table:table-cell office:value-type="float" office:value="15494064" table:style-name="ce4">
            <text:p>15,494,0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名人堂花園大飯店</text:p>
          </table:table-cell>
          <table:covered-table-cell table:number-columns-repeated="4"/>
          <table:table-cell office:value-type="string" office:string-value="名人堂花園大飯店" table:formula="of:=SUBSTITUTE([.A70];&quot;*&quot;;&quot;&quot;)" table:style-name="ce2">
            <text:p>名人堂花園大飯店</text:p>
          </table:table-cell>
          <table:table-cell office:value-type="string" table:style-name="ce2">
            <text:p>Taoyuan-Hsinchu-Miaoli</text:p>
          </table:table-cell>
          <table:table-cell office:value-type="float" office:value="128" table:style-name="ce4">
            <text:p>128</text:p>
          </table:table-cell>
          <table:table-cell office:value-type="float" office:value="3326" table:number-columns-spanned="2" table:number-rows-spanned="1" table:style-name="ce7">
            <text:p>3,326</text:p>
          </table:table-cell>
          <table:covered-table-cell/>
          <table:table-cell office:value-type="percentage" office:value="0.83820564516129037" table:style-name="ce5">
            <text:p>83.82%</text:p>
          </table:table-cell>
          <table:table-cell office:value-type="float" office:value="4950.3953698135902" table:number-columns-spanned="2" table:number-rows-spanned="1" table:style-name="ce7">
            <text:p>4,950</text:p>
          </table:table-cell>
          <table:covered-table-cell/>
          <table:table-cell office:value-type="float" office:value="16465015" table:style-name="ce4">
            <text:p>16,465,015</text:p>
          </table:table-cell>
          <table:table-cell office:value-type="float" office:value="24707362" table:style-name="ce4">
            <text:p>24,707,362</text:p>
          </table:table-cell>
          <table:table-cell office:value-type="float" office:value="59105538" table:style-name="ce4">
            <text:p>59,105,5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和逸飯店桃園青埔館</text:p>
          </table:table-cell>
          <table:covered-table-cell table:number-columns-repeated="4"/>
          <table:table-cell office:value-type="string" office:string-value="和逸飯店桃園青埔館" table:formula="of:=SUBSTITUTE([.A71];&quot;*&quot;;&quot;&quot;)" table:style-name="ce2">
            <text:p>和逸飯店桃園青埔館</text:p>
          </table:table-cell>
          <table:table-cell office:value-type="string" table:style-name="ce2">
            <text:p>Taoyuan-Hsinchu-Miaoli</text:p>
          </table:table-cell>
          <table:table-cell office:value-type="float" office:value="218" table:style-name="ce4">
            <text:p>218</text:p>
          </table:table-cell>
          <table:table-cell office:value-type="float" office:value="5629" table:number-columns-spanned="2" table:number-rows-spanned="1" table:style-name="ce7">
            <text:p>5,629</text:p>
          </table:table-cell>
          <table:covered-table-cell/>
          <table:table-cell office:value-type="percentage" office:value="0.83293873927197393" table:style-name="ce5">
            <text:p>83.29%</text:p>
          </table:table-cell>
          <table:table-cell office:value-type="float" office:value="4462.3961627287263" table:number-columns-spanned="2" table:number-rows-spanned="1" table:style-name="ce7">
            <text:p>4,462</text:p>
          </table:table-cell>
          <table:covered-table-cell/>
          <table:table-cell office:value-type="float" office:value="25118828" table:style-name="ce4">
            <text:p>25,118,828</text:p>
          </table:table-cell>
          <table:table-cell office:value-type="float" office:value="22278201" table:style-name="ce4">
            <text:p>22,278,201</text:p>
          </table:table-cell>
          <table:table-cell office:value-type="float" office:value="52238599" table:style-name="ce4">
            <text:p>52,238,5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2];&quot;*&quot;;&quot;&quot;)" table:style-name="ce2">
            <text:p>新竹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4">
            <text:p>386</text:p>
          </table:table-cell>
          <table:table-cell office:value-type="float" office:value="7142" table:number-columns-spanned="2" table:number-rows-spanned="1" table:style-name="ce7">
            <text:p>7,142</text:p>
          </table:table-cell>
          <table:covered-table-cell/>
          <table:table-cell office:value-type="percentage" office:value="0.5968577636637139" table:style-name="ce5">
            <text:p>59.69%</text:p>
          </table:table-cell>
          <table:table-cell office:value-type="float" office:value="2763.5823298795849" table:number-columns-spanned="2" table:number-rows-spanned="1" table:style-name="ce7">
            <text:p>2,764</text:p>
          </table:table-cell>
          <table:covered-table-cell/>
          <table:table-cell office:value-type="float" office:value="19737505" table:style-name="ce4">
            <text:p>19,737,505</text:p>
          </table:table-cell>
          <table:table-cell office:value-type="float" office:value="31587155" table:style-name="ce4">
            <text:p>31,587,155</text:p>
          </table:table-cell>
          <table:table-cell office:value-type="float" office:value="58323004" table:style-name="ce4">
            <text:p>58,323,0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3];&quot;*&quot;;&quot;&quot;)" table:style-name="ce2">
            <text:p>新竹老爺大酒店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4">
            <text:p>208</text:p>
          </table:table-cell>
          <table:table-cell office:value-type="float" office:value="3778" table:number-columns-spanned="2" table:number-rows-spanned="1" table:style-name="ce7">
            <text:p>3,778</text:p>
          </table:table-cell>
          <table:covered-table-cell/>
          <table:table-cell office:value-type="percentage" office:value="0.58591811414392059" table:style-name="ce5">
            <text:p>58.59%</text:p>
          </table:table-cell>
          <table:table-cell office:value-type="float" office:value="2578.294600317628" table:number-columns-spanned="2" table:number-rows-spanned="1" table:style-name="ce7">
            <text:p>2,578</text:p>
          </table:table-cell>
          <table:covered-table-cell/>
          <table:table-cell office:value-type="float" office:value="9740797" table:style-name="ce4">
            <text:p>9,740,797</text:p>
          </table:table-cell>
          <table:table-cell office:value-type="float" office:value="11851921" table:style-name="ce4">
            <text:p>11,851,921</text:p>
          </table:table-cell>
          <table:table-cell office:value-type="float" office:value="23247383" table:style-name="ce4">
            <text:p>23,247,3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4];&quot;*&quot;;&quot;&quot;)" table:style-name="ce2">
            <text:p>新竹國賓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4">
            <text:p>257</text:p>
          </table:table-cell>
          <table:table-cell office:value-type="float" office:value="4416" table:number-columns-spanned="2" table:number-rows-spanned="1" table:style-name="ce7">
            <text:p>4,416</text:p>
          </table:table-cell>
          <table:covered-table-cell/>
          <table:table-cell office:value-type="percentage" office:value="0.55428643153006152" table:style-name="ce5">
            <text:p>55.43%</text:p>
          </table:table-cell>
          <table:table-cell office:value-type="float" office:value="2250.829936594203" table:number-columns-spanned="2" table:number-rows-spanned="1" table:style-name="ce7">
            <text:p>2,251</text:p>
          </table:table-cell>
          <table:covered-table-cell/>
          <table:table-cell office:value-type="float" office:value="9939665" table:style-name="ce4">
            <text:p>9,939,665</text:p>
          </table:table-cell>
          <table:table-cell office:value-type="float" office:value="31526368" table:style-name="ce4">
            <text:p>31,526,368</text:p>
          </table:table-cell>
          <table:table-cell office:value-type="float" office:value="44535582" table:style-name="ce4">
            <text:p>44,535,5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5];&quot;*&quot;;&quot;&quot;)" table:style-name="ce2">
            <text:p>尊爵大飯店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4">
            <text:p>231</text:p>
          </table:table-cell>
          <table:table-cell office:value-type="float" office:value="283" table:number-columns-spanned="2" table:number-rows-spanned="1" table:style-name="ce7">
            <text:p>283</text:p>
          </table:table-cell>
          <table:covered-table-cell/>
          <table:table-cell office:value-type="percentage" office:value="3.9519620164781458E-2" table:style-name="ce5">
            <text:p>3.95%</text:p>
          </table:table-cell>
          <table:table-cell office:value-type="float" office:value="2757.2438162544172" table:number-columns-spanned="2" table:number-rows-spanned="1" table:style-name="ce7">
            <text:p>2,757</text:p>
          </table:table-cell>
          <table:covered-table-cell/>
          <table:table-cell office:value-type="float" office:value="780300" table:style-name="ce4">
            <text:p>780,300</text:p>
          </table:table-cell>
          <table:table-cell office:value-type="float" office:value="10435165" table:style-name="ce4">
            <text:p>10,435,165</text:p>
          </table:table-cell>
          <table:table-cell office:value-type="float" office:value="11859278" table:style-name="ce4">
            <text:p>11,859,2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6];&quot;*&quot;;&quot;&quot;)" table:style-name="ce2">
            <text:p>古華花園飯店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4">
            <text:p>255</text:p>
          </table:table-cell>
          <table:table-cell office:value-type="float" office:value="2007" table:number-columns-spanned="2" table:number-rows-spanned="1" table:style-name="ce7">
            <text:p>2,007</text:p>
          </table:table-cell>
          <table:covered-table-cell/>
          <table:table-cell office:value-type="percentage" office:value="0.25388994307400381" table:style-name="ce5">
            <text:p>25.39%</text:p>
          </table:table-cell>
          <table:table-cell office:value-type="float" office:value="2823.997010463378" table:number-columns-spanned="2" table:number-rows-spanned="1" table:style-name="ce7">
            <text:p>2,824</text:p>
          </table:table-cell>
          <table:covered-table-cell/>
          <table:table-cell office:value-type="float" office:value="5667762" table:style-name="ce4">
            <text:p>5,667,762</text:p>
          </table:table-cell>
          <table:table-cell office:value-type="float" office:value="25567166" table:style-name="ce4">
            <text:p>25,567,166</text:p>
          </table:table-cell>
          <table:table-cell office:value-type="float" office:value="32483884" table:style-name="ce4">
            <text:p>32,483,8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7];&quot;*&quot;;&quot;&quot;)" table:style-name="ce2">
            <text:p>福容大飯店 <text:s text:c="2"/>桃園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4">
            <text:p>182</text:p>
          </table:table-cell>
          <table:table-cell office:value-type="float" office:value="1749" table:number-columns-spanned="2" table:number-rows-spanned="1" table:style-name="ce7">
            <text:p>1,749</text:p>
          </table:table-cell>
          <table:covered-table-cell/>
          <table:table-cell office:value-type="percentage" office:value="0.30999645515774549" table:style-name="ce5">
            <text:p>31.00%</text:p>
          </table:table-cell>
          <table:table-cell office:value-type="float" office:value="2285.573470554602" table:number-columns-spanned="2" table:number-rows-spanned="1" table:style-name="ce7">
            <text:p>2,286</text:p>
          </table:table-cell>
          <table:covered-table-cell/>
          <table:table-cell office:value-type="float" office:value="3997468" table:style-name="ce4">
            <text:p>3,997,468</text:p>
          </table:table-cell>
          <table:table-cell office:value-type="float" office:value="3329991" table:style-name="ce4">
            <text:p>3,329,991</text:p>
          </table:table-cell>
          <table:table-cell office:value-type="float" office:value="7863210" table:style-name="ce4">
            <text:p>7,863,2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8];&quot;*&quot;;&quot;&quot;)" table:style-name="ce2">
            <text:p>福容大飯店 林口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4">
            <text:p>149</text:p>
          </table:table-cell>
          <table:table-cell office:value-type="float" office:value="3164" table:number-columns-spanned="2" table:number-rows-spanned="1" table:style-name="ce7">
            <text:p>3,164</text:p>
          </table:table-cell>
          <table:covered-table-cell/>
          <table:table-cell office:value-type="percentage" office:value="0.68499675254384063" table:style-name="ce5">
            <text:p>68.50%</text:p>
          </table:table-cell>
          <table:table-cell office:value-type="float" office:value="1444.338179519596" table:number-columns-spanned="2" table:number-rows-spanned="1" table:style-name="ce7">
            <text:p>1,444</text:p>
          </table:table-cell>
          <table:covered-table-cell/>
          <table:table-cell office:value-type="float" office:value="4569886" table:style-name="ce4">
            <text:p>4,569,886</text:p>
          </table:table-cell>
          <table:table-cell office:value-type="float" office:value="1739709" table:style-name="ce4">
            <text:p>1,739,709</text:p>
          </table:table-cell>
          <table:table-cell office:value-type="float" office:value="6317802" table:style-name="ce4">
            <text:p>6,317,8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9];&quot;*&quot;;&quot;&quot;)" table:style-name="ce2">
            <text:p>豐邑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4">
            <text:p>384</text:p>
          </table:table-cell>
          <table:table-cell office:value-type="float" office:value="1786" table:number-columns-spanned="2" table:number-rows-spanned="1" table:style-name="ce7">
            <text:p>1,786</text:p>
          </table:table-cell>
          <table:covered-table-cell/>
          <table:table-cell office:value-type="percentage" office:value="0.1500336021505376" table:style-name="ce5">
            <text:p>15.00%</text:p>
          </table:table-cell>
          <table:table-cell office:value-type="float" office:value="2762.8085106382978" table:number-columns-spanned="2" table:number-rows-spanned="1" table:style-name="ce7">
            <text:p>2,763</text:p>
          </table:table-cell>
          <table:covered-table-cell/>
          <table:table-cell office:value-type="float" office:value="4934376" table:style-name="ce4">
            <text:p>4,934,376</text:p>
          </table:table-cell>
          <table:table-cell office:value-type="float" office:value="3619687" table:style-name="ce4">
            <text:p>3,619,687</text:p>
          </table:table-cell>
          <table:table-cell office:value-type="float" office:value="9299819" table:style-name="ce4">
            <text:p>9,299,8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0];&quot;*&quot;;&quot;&quot;)" table:style-name="ce2">
            <text:p>馥藝金鬱金香酒店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4">
            <text:p>191</text:p>
          </table:table-cell>
          <table:table-cell office:value-type="float" office:value="3245" table:number-columns-spanned="2" table:number-rows-spanned="1" table:style-name="ce7">
            <text:p>3,245</text:p>
          </table:table-cell>
          <table:covered-table-cell/>
          <table:table-cell office:value-type="percentage" office:value="0.54804931599391993" table:style-name="ce5">
            <text:p>54.80%</text:p>
          </table:table-cell>
          <table:table-cell office:value-type="float" office:value="2477.802773497689" table:number-columns-spanned="2" table:number-rows-spanned="1" table:style-name="ce7">
            <text:p>2,478</text:p>
          </table:table-cell>
          <table:covered-table-cell/>
          <table:table-cell office:value-type="float" office:value="8040470" table:style-name="ce4">
            <text:p>8,040,470</text:p>
          </table:table-cell>
          <table:table-cell office:value-type="float" office:value="3954622" table:style-name="ce4">
            <text:p>3,954,622</text:p>
          </table:table-cell>
          <table:table-cell office:value-type="float" office:value="12232046" table:style-name="ce4">
            <text:p>12,232,0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1];&quot;*&quot;;&quot;&quot;)" table:style-name="ce2">
            <text:p>陽明山中國麗緻大飯店</text:p>
          </table:table-cell>
          <table:table-cell office:value-type="string" table:style-name="ce2">
            <text:p>Scenery</text:p>
          </table:table-cell>
          <table:table-cell office:value-type="float" office:value="47" table:style-name="ce4">
            <text:p>47</text:p>
          </table:table-cell>
          <table:table-cell office:value-type="float" office:value="699" table:number-columns-spanned="2" table:number-rows-spanned="1" table:style-name="ce7">
            <text:p>699</text:p>
          </table:table-cell>
          <table:covered-table-cell/>
          <table:table-cell office:value-type="percentage" office:value="0.47975291695264238" table:style-name="ce5">
            <text:p>47.98%</text:p>
          </table:table-cell>
          <table:table-cell office:value-type="float" office:value="3857.4477825464951" table:number-columns-spanned="2" table:number-rows-spanned="1" table:style-name="ce7">
            <text:p>3,857</text:p>
          </table:table-cell>
          <table:covered-table-cell/>
          <table:table-cell office:value-type="float" office:value="2696356" table:style-name="ce4">
            <text:p>2,696,356</text:p>
          </table:table-cell>
          <table:table-cell office:value-type="float" office:value="2803434" table:style-name="ce4">
            <text:p>2,803,434</text:p>
          </table:table-cell>
          <table:table-cell office:value-type="float" office:value="7793830" table:style-name="ce4">
            <text:p>7,793,8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2];&quot;*&quot;;&quot;&quot;)" table:style-name="ce2">
            <text:p>趣淘漫旅</text:p>
          </table:table-cell>
          <table:table-cell office:value-type="string" table:style-name="ce2">
            <text:p>Scenery</text:p>
          </table:table-cell>
          <table:table-cell office:value-type="float" office:value="198" table:style-name="ce4">
            <text:p>198</text:p>
          </table:table-cell>
          <table:table-cell office:value-type="float" office:value="5737" table:number-columns-spanned="2" table:number-rows-spanned="1" table:style-name="ce7">
            <text:p>5,737</text:p>
          </table:table-cell>
          <table:covered-table-cell/>
          <table:table-cell office:value-type="percentage" office:value="0.93466927337895078" table:style-name="ce5">
            <text:p>93.47%</text:p>
          </table:table-cell>
          <table:table-cell office:value-type="float" office:value="3402.0857591075469" table:number-columns-spanned="2" table:number-rows-spanned="1" table:style-name="ce7">
            <text:p>3,402</text:p>
          </table:table-cell>
          <table:covered-table-cell/>
          <table:table-cell office:value-type="float" office:value="19517766" table:style-name="ce4">
            <text:p>19,517,766</text:p>
          </table:table-cell>
          <table:table-cell office:value-type="float" office:value="4900865" table:style-name="ce4">
            <text:p>4,900,865</text:p>
          </table:table-cell>
          <table:table-cell office:value-type="float" office:value="27696493" table:style-name="ce4">
            <text:p>27,696,4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3];&quot;*&quot;;&quot;&quot;)" table:style-name="ce2">
            <text:p>高雄圓山大飯店</text:p>
          </table:table-cell>
          <table:table-cell office:value-type="string" table:style-name="ce2">
            <text:p>Scenery</text:p>
          </table:table-cell>
          <table:table-cell office:value-type="float" office:value="107" table:style-name="ce4">
            <text:p>107</text:p>
          </table:table-cell>
          <table:table-cell office:value-type="float" office:value="1507" table:number-columns-spanned="2" table:number-rows-spanned="1" table:style-name="ce7">
            <text:p>1,507</text:p>
          </table:table-cell>
          <table:covered-table-cell/>
          <table:table-cell office:value-type="percentage" office:value="0.45432619837202293" table:style-name="ce5">
            <text:p>45.43%</text:p>
          </table:table-cell>
          <table:table-cell office:value-type="float" office:value="2957.3244857332452" table:number-columns-spanned="2" table:number-rows-spanned="1" table:style-name="ce7">
            <text:p>2,957</text:p>
          </table:table-cell>
          <table:covered-table-cell/>
          <table:table-cell office:value-type="float" office:value="4456688" table:style-name="ce4">
            <text:p>4,456,688</text:p>
          </table:table-cell>
          <table:table-cell office:value-type="float" office:value="9731348" table:style-name="ce4">
            <text:p>9,731,348</text:p>
          </table:table-cell>
          <table:table-cell office:value-type="float" office:value="15448484" table:style-name="ce4">
            <text:p>15,448,4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4];&quot;*&quot;;&quot;&quot;)" table:style-name="ce2">
            <text:p>礁溪老爺大酒店</text:p>
          </table:table-cell>
          <table:table-cell office:value-type="string" table:style-name="ce2">
            <text:p>Scenery</text:p>
          </table:table-cell>
          <table:table-cell office:value-type="float" office:value="197" table:style-name="ce4">
            <text:p>197</text:p>
          </table:table-cell>
          <table:table-cell office:value-type="float" office:value="4906" table:number-columns-spanned="2" table:number-rows-spanned="1" table:style-name="ce7">
            <text:p>4,906</text:p>
          </table:table-cell>
          <table:covered-table-cell/>
          <table:table-cell office:value-type="percentage" office:value="0.80334042901588343" table:style-name="ce5">
            <text:p>80.33%</text:p>
          </table:table-cell>
          <table:table-cell office:value-type="float" office:value="7340.9728903383611" table:number-columns-spanned="2" table:number-rows-spanned="1" table:style-name="ce7">
            <text:p>7,341</text:p>
          </table:table-cell>
          <table:covered-table-cell/>
          <table:table-cell office:value-type="float" office:value="36014813" table:style-name="ce4">
            <text:p>36,014,813</text:p>
          </table:table-cell>
          <table:table-cell office:value-type="float" office:value="17350081" table:style-name="ce4">
            <text:p>17,350,081</text:p>
          </table:table-cell>
          <table:table-cell office:value-type="float" office:value="67535642" table:style-name="ce4">
            <text:p>67,535,6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5];&quot;*&quot;;&quot;&quot;)" table:style-name="ce2">
            <text:p>涵碧樓大飯店</text:p>
          </table:table-cell>
          <table:table-cell office:value-type="string" table:style-name="ce2">
            <text:p>Scenery</text:p>
          </table:table-cell>
          <table:table-cell office:value-type="float" office:value="96" table:style-name="ce4">
            <text:p>96</text:p>
          </table:table-cell>
          <table:table-cell office:value-type="float" office:value="2635" table:number-columns-spanned="2" table:number-rows-spanned="1" table:style-name="ce7">
            <text:p>2,635</text:p>
          </table:table-cell>
          <table:covered-table-cell/>
          <table:table-cell office:value-type="percentage" office:value="0.88541666666666663" table:style-name="ce5">
            <text:p>88.54%</text:p>
          </table:table-cell>
          <table:table-cell office:value-type="float" office:value="15479.827324478179" table:number-columns-spanned="2" table:number-rows-spanned="1" table:style-name="ce7">
            <text:p>15,480</text:p>
          </table:table-cell>
          <table:covered-table-cell/>
          <table:table-cell office:value-type="float" office:value="40789345" table:style-name="ce4">
            <text:p>40,789,345</text:p>
          </table:table-cell>
          <table:table-cell office:value-type="float" office:value="9394693" table:style-name="ce4">
            <text:p>9,394,693</text:p>
          </table:table-cell>
          <table:table-cell office:value-type="float" office:value="57373228" table:style-name="ce4">
            <text:p>57,373,2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6];&quot;*&quot;;&quot;&quot;)" table:style-name="ce2">
            <text:p>雲品溫泉酒店日月潭</text:p>
          </table:table-cell>
          <table:table-cell office:value-type="string" table:style-name="ce2">
            <text:p>Scenery</text:p>
          </table:table-cell>
          <table:table-cell office:value-type="float" office:value="211" table:style-name="ce4">
            <text:p>211</text:p>
          </table:table-cell>
          <table:table-cell office:value-type="float" office:value="5628" table:number-columns-spanned="2" table:number-rows-spanned="1" table:style-name="ce7">
            <text:p>5,628</text:p>
          </table:table-cell>
          <table:covered-table-cell/>
          <table:table-cell office:value-type="percentage" office:value="0.86041889619324263" table:style-name="ce5">
            <text:p>86.04%</text:p>
          </table:table-cell>
          <table:table-cell office:value-type="float" office:value="10336.25852878465" table:number-columns-spanned="2" table:number-rows-spanned="1" table:style-name="ce7">
            <text:p>10,336</text:p>
          </table:table-cell>
          <table:covered-table-cell/>
          <table:table-cell office:value-type="float" office:value="58172463" table:style-name="ce4">
            <text:p>58,172,463</text:p>
          </table:table-cell>
          <table:table-cell office:value-type="float" office:value="27705022" table:style-name="ce4">
            <text:p>27,705,022</text:p>
          </table:table-cell>
          <table:table-cell office:value-type="float" office:value="92287252" table:style-name="ce4">
            <text:p>92,287,2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7];&quot;*&quot;;&quot;&quot;)" table:style-name="ce2">
            <text:p>日月行館</text:p>
          </table:table-cell>
          <table:table-cell office:value-type="string" table:style-name="ce2">
            <text:p>Scenery</text:p>
          </table:table-cell>
          <table:table-cell office:value-type="float" office:value="92" table:style-name="ce4">
            <text:p>92</text:p>
          </table:table-cell>
          <table:table-cell office:value-type="float" office:value="1003" table:number-columns-spanned="2" table:number-rows-spanned="1" table:style-name="ce7">
            <text:p>1,003</text:p>
          </table:table-cell>
          <table:covered-table-cell/>
          <table:table-cell office:value-type="percentage" office:value="0.35168302945301538" table:style-name="ce5">
            <text:p>35.17%</text:p>
          </table:table-cell>
          <table:table-cell office:value-type="float" office:value="13764.63010967099" table:number-columns-spanned="2" table:number-rows-spanned="1" table:style-name="ce7">
            <text:p>13,765</text:p>
          </table:table-cell>
          <table:covered-table-cell/>
          <table:table-cell office:value-type="float" office:value="13805924" table:style-name="ce4">
            <text:p>13,805,924</text:p>
          </table:table-cell>
          <table:table-cell office:value-type="float" office:value="1748533" table:style-name="ce4">
            <text:p>1,748,533</text:p>
          </table:table-cell>
          <table:table-cell office:value-type="float" office:value="15830395" table:style-name="ce4">
            <text:p>15,830,3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8];&quot;*&quot;;&quot;&quot;)" table:style-name="ce2">
            <text:p>凱撒大飯店</text:p>
          </table:table-cell>
          <table:table-cell office:value-type="string" table:style-name="ce2">
            <text:p>Scenery</text:p>
          </table:table-cell>
          <table:table-cell office:value-type="float" office:value="281" table:style-name="ce4">
            <text:p>281</text:p>
          </table:table-cell>
          <table:table-cell office:value-type="float" office:value="8585" table:number-columns-spanned="2" table:number-rows-spanned="1" table:style-name="ce7">
            <text:p>8,585</text:p>
          </table:table-cell>
          <table:covered-table-cell/>
          <table:table-cell office:value-type="percentage" office:value="0.98553552978992076" table:style-name="ce5">
            <text:p>98.55%</text:p>
          </table:table-cell>
          <table:table-cell office:value-type="float" office:value="7847.5002912055916" table:number-columns-spanned="2" table:number-rows-spanned="1" table:style-name="ce7">
            <text:p>7,848</text:p>
          </table:table-cell>
          <table:covered-table-cell/>
          <table:table-cell office:value-type="float" office:value="67370790" table:style-name="ce4">
            <text:p>67,370,790</text:p>
          </table:table-cell>
          <table:table-cell office:value-type="float" office:value="10344698" table:style-name="ce4">
            <text:p>10,344,698</text:p>
          </table:table-cell>
          <table:table-cell office:value-type="float" office:value="81129028" table:style-name="ce4">
            <text:p>81,129,0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9];&quot;*&quot;;&quot;&quot;)" table:style-name="ce2">
            <text:p>墾丁福華渡假飯店</text:p>
          </table:table-cell>
          <table:table-cell office:value-type="string" table:style-name="ce2">
            <text:p>Scenery</text:p>
          </table:table-cell>
          <table:table-cell office:value-type="float" office:value="458" table:style-name="ce4">
            <text:p>458</text:p>
          </table:table-cell>
          <table:table-cell office:value-type="float" office:value="9540" table:number-columns-spanned="2" table:number-rows-spanned="1" table:style-name="ce7">
            <text:p>9,540</text:p>
          </table:table-cell>
          <table:covered-table-cell/>
          <table:table-cell office:value-type="percentage" office:value="0.67192562332722916" table:style-name="ce5">
            <text:p>67.19%</text:p>
          </table:table-cell>
          <table:table-cell office:value-type="float" office:value="5650.778406708595" table:number-columns-spanned="2" table:number-rows-spanned="1" table:style-name="ce7">
            <text:p>5,651</text:p>
          </table:table-cell>
          <table:covered-table-cell/>
          <table:table-cell office:value-type="float" office:value="53908426" table:style-name="ce4">
            <text:p>53,908,426</text:p>
          </table:table-cell>
          <table:table-cell office:value-type="float" office:value="11986019" table:style-name="ce4">
            <text:p>11,986,019</text:p>
          </table:table-cell>
          <table:table-cell office:value-type="float" office:value="68848846" table:style-name="ce4">
            <text:p>68,848,8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0];&quot;*&quot;;&quot;&quot;)" table:style-name="ce2">
            <text:p>知本老爺大酒店</text:p>
          </table:table-cell>
          <table:table-cell office:value-type="string" table:style-name="ce2">
            <text:p>Scenery</text:p>
          </table:table-cell>
          <table:table-cell office:value-type="float" office:value="182" table:style-name="ce4">
            <text:p>182</text:p>
          </table:table-cell>
          <table:table-cell office:value-type="float" office:value="5397" table:number-columns-spanned="2" table:number-rows-spanned="1" table:style-name="ce7">
            <text:p>5,397</text:p>
          </table:table-cell>
          <table:covered-table-cell/>
          <table:table-cell office:value-type="percentage" office:value="0.95657568238213397" table:style-name="ce5">
            <text:p>95.66%</text:p>
          </table:table-cell>
          <table:table-cell office:value-type="float" office:value="5101.5706874189364" table:number-columns-spanned="2" table:number-rows-spanned="1" table:style-name="ce7">
            <text:p>5,102</text:p>
          </table:table-cell>
          <table:covered-table-cell/>
          <table:table-cell office:value-type="float" office:value="27533177" table:style-name="ce4">
            <text:p>27,533,177</text:p>
          </table:table-cell>
          <table:table-cell office:value-type="float" office:value="13840597" table:style-name="ce4">
            <text:p>13,840,597</text:p>
          </table:table-cell>
          <table:table-cell office:value-type="float" office:value="47054651" table:style-name="ce4">
            <text:p>47,054,6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1];&quot;*&quot;;&quot;&quot;)" table:style-name="ce2">
            <text:p>太魯閣晶英酒店</text:p>
          </table:table-cell>
          <table:table-cell office:value-type="string" table:style-name="ce2">
            <text:p>Scenery</text:p>
          </table:table-cell>
          <table:table-cell office:value-type="float" office:value="160" table:style-name="ce4">
            <text:p>160</text:p>
          </table:table-cell>
          <table:table-cell office:value-type="float" office:value="4483" table:number-columns-spanned="2" table:number-rows-spanned="1" table:style-name="ce7">
            <text:p>4,483</text:p>
          </table:table-cell>
          <table:covered-table-cell/>
          <table:table-cell office:value-type="percentage" office:value="0.9038306451612903" table:style-name="ce5">
            <text:p>90.38%</text:p>
          </table:table-cell>
          <table:table-cell office:value-type="float" office:value="9464.4467990185149" table:number-columns-spanned="2" table:number-rows-spanned="1" table:style-name="ce7">
            <text:p>9,464</text:p>
          </table:table-cell>
          <table:covered-table-cell/>
          <table:table-cell office:value-type="float" office:value="42429115" table:style-name="ce4">
            <text:p>42,429,115</text:p>
          </table:table-cell>
          <table:table-cell office:value-type="float" office:value="12444533" table:style-name="ce4">
            <text:p>12,444,533</text:p>
          </table:table-cell>
          <table:table-cell office:value-type="float" office:value="60843977" table:style-name="ce4">
            <text:p>60,843,9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2];&quot;*&quot;;&quot;&quot;)" table:style-name="ce2">
            <text:p>福容大飯店 福隆</text:p>
          </table:table-cell>
          <table:table-cell office:value-type="string" table:style-name="ce2">
            <text:p>Scenery</text:p>
          </table:table-cell>
          <table:table-cell office:value-type="float" office:value="174" table:style-name="ce4">
            <text:p>174</text:p>
          </table:table-cell>
          <table:table-cell office:value-type="float" office:value="3399" table:number-columns-spanned="2" table:number-rows-spanned="1" table:style-name="ce7">
            <text:p>3,399</text:p>
          </table:table-cell>
          <table:covered-table-cell/>
          <table:table-cell office:value-type="percentage" office:value="0.63014460511679649" table:style-name="ce5">
            <text:p>63.01%</text:p>
          </table:table-cell>
          <table:table-cell office:value-type="float" office:value="5318.721094439541" table:number-columns-spanned="2" table:number-rows-spanned="1" table:style-name="ce7">
            <text:p>5,319</text:p>
          </table:table-cell>
          <table:covered-table-cell/>
          <table:table-cell office:value-type="float" office:value="18078333" table:style-name="ce4">
            <text:p>18,078,333</text:p>
          </table:table-cell>
          <table:table-cell office:value-type="float" office:value="9258049" table:style-name="ce4">
            <text:p>9,258,049</text:p>
          </table:table-cell>
          <table:table-cell office:value-type="float" office:value="28299517" table:style-name="ce4">
            <text:p>28,299,5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3];&quot;*&quot;;&quot;&quot;)" table:style-name="ce2">
            <text:p>龍谷大飯店</text:p>
          </table:table-cell>
          <table:table-cell office:value-type="string" table:style-name="ce2">
            <text:p>Scenery</text:p>
          </table:table-cell>
          <table:table-cell office:value-type="float" office:value="189" table:style-name="ce4">
            <text:p>189</text:p>
          </table:table-cell>
          <table:table-cell office:value-type="float" office:value="1310" table:number-columns-spanned="2" table:number-rows-spanned="1" table:style-name="ce7">
            <text:p>1,310</text:p>
          </table:table-cell>
          <table:covered-table-cell/>
          <table:table-cell office:value-type="percentage" office:value="0.22358764294248171" table:style-name="ce5">
            <text:p>22.36%</text:p>
          </table:table-cell>
          <table:table-cell office:value-type="float" office:value="2123.2938931297708" table:number-columns-spanned="2" table:number-rows-spanned="1" table:style-name="ce7">
            <text:p>2,123</text:p>
          </table:table-cell>
          <table:covered-table-cell/>
          <table:table-cell office:value-type="float" office:value="2781515" table:style-name="ce4">
            <text:p>2,781,515</text:p>
          </table:table-cell>
          <table:table-cell office:value-type="float" office:value="936038" table:style-name="ce4">
            <text:p>936,038</text:p>
          </table:table-cell>
          <table:table-cell office:value-type="float" office:value="3989290" table:style-name="ce4">
            <text:p>3,989,2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4];&quot;*&quot;;&quot;&quot;)" table:style-name="ce2">
            <text:p>阿里山賓館</text:p>
          </table:table-cell>
          <table:table-cell office:value-type="string" table:style-name="ce2">
            <text:p>Scenery</text:p>
          </table:table-cell>
          <table:table-cell office:value-type="float" office:value="35" table:style-name="ce4">
            <text:p>35</text:p>
          </table:table-cell>
          <table:table-cell office:value-type="float" office:value="568" table:number-columns-spanned="2" table:number-rows-spanned="1" table:style-name="ce7">
            <text:p>568</text:p>
          </table:table-cell>
          <table:covered-table-cell/>
          <table:table-cell office:value-type="percentage" office:value="0.52350230414746546" table:style-name="ce5">
            <text:p>52.35%</text:p>
          </table:table-cell>
          <table:table-cell office:value-type="float" office:value="6167.3785211267596" table:number-columns-spanned="2" table:number-rows-spanned="1" table:style-name="ce7">
            <text:p>6,167</text:p>
          </table:table-cell>
          <table:covered-table-cell/>
          <table:table-cell office:value-type="float" office:value="3503071" table:style-name="ce4">
            <text:p>3,503,071</text:p>
          </table:table-cell>
          <table:table-cell office:value-type="float" office:value="0" table:style-name="ce4">
            <text:p>0</text:p>
          </table:table-cell>
          <table:table-cell office:value-type="float" office:value="3503071" table:style-name="ce4">
            <text:p>3,503,0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5];&quot;*&quot;;&quot;&quot;)" table:style-name="ce2">
            <text:p>名都觀光渡假大飯店</text:p>
          </table:table-cell>
          <table:table-cell office:value-type="string" table:style-name="ce2">
            <text:p>Scenery</text:p>
          </table:table-cell>
          <table:table-cell office:value-type="float" office:value="97" table:style-name="ce4">
            <text:p>97</text:p>
          </table:table-cell>
          <table:table-cell office:value-type="float" office:value="598" table:number-columns-spanned="2" table:number-rows-spanned="1" table:style-name="ce7">
            <text:p>598</text:p>
          </table:table-cell>
          <table:covered-table-cell/>
          <table:table-cell office:value-type="percentage" office:value="0.19886930495510469" table:style-name="ce5">
            <text:p>19.89%</text:p>
          </table:table-cell>
          <table:table-cell office:value-type="float" office:value="2495.352842809365" table:number-columns-spanned="2" table:number-rows-spanned="1" table:style-name="ce7">
            <text:p>2,495</text:p>
          </table:table-cell>
          <table:covered-table-cell/>
          <table:table-cell office:value-type="float" office:value="1492221" table:style-name="ce4">
            <text:p>1,492,221</text:p>
          </table:table-cell>
          <table:table-cell office:value-type="float" office:value="2599643" table:style-name="ce4">
            <text:p>2,599,643</text:p>
          </table:table-cell>
          <table:table-cell office:value-type="float" office:value="4208010" table:style-name="ce4">
            <text:p>4,208,0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6];&quot;*&quot;;&quot;&quot;)" table:style-name="ce2">
            <text:p>阿里山賓館(新館)</text:p>
          </table:table-cell>
          <table:table-cell office:value-type="string" table:style-name="ce2">
            <text:p>Scenery</text:p>
          </table:table-cell>
          <table:table-cell office:value-type="float" office:value="104" table:style-name="ce4">
            <text:p>104</text:p>
          </table:table-cell>
          <table:table-cell office:value-type="float" office:value="2881" table:number-columns-spanned="2" table:number-rows-spanned="1" table:style-name="ce7">
            <text:p>2,881</text:p>
          </table:table-cell>
          <table:covered-table-cell/>
          <table:table-cell office:value-type="percentage" office:value="0.8936104218362283" table:style-name="ce5">
            <text:p>89.36%</text:p>
          </table:table-cell>
          <table:table-cell office:value-type="float" office:value="5936.5598750433874" table:number-columns-spanned="2" table:number-rows-spanned="1" table:style-name="ce7">
            <text:p>5,937</text:p>
          </table:table-cell>
          <table:covered-table-cell/>
          <table:table-cell office:value-type="float" office:value="17103229" table:style-name="ce4">
            <text:p>17,103,229</text:p>
          </table:table-cell>
          <table:table-cell office:value-type="float" office:value="11506369" table:style-name="ce4">
            <text:p>11,506,369</text:p>
          </table:table-cell>
          <table:table-cell office:value-type="float" office:value="29086649" table:style-name="ce4">
            <text:p>29,086,6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7];&quot;*&quot;;&quot;&quot;)" table:style-name="ce2">
            <text:p>墾丁怡灣渡假酒店</text:p>
          </table:table-cell>
          <table:table-cell office:value-type="string" table:style-name="ce2">
            <text:p>Scenery</text:p>
          </table:table-cell>
          <table:table-cell office:value-type="float" office:value="234" table:style-name="ce4">
            <text:p>234</text:p>
          </table:table-cell>
          <table:table-cell office:value-type="float" office:value="3774" table:number-columns-spanned="2" table:number-rows-spanned="1" table:style-name="ce7">
            <text:p>3,774</text:p>
          </table:table-cell>
          <table:covered-table-cell/>
          <table:table-cell office:value-type="percentage" office:value="0.52026468155500416" table:style-name="ce5">
            <text:p>52.03%</text:p>
          </table:table-cell>
          <table:table-cell office:value-type="float" office:value="3448.3481717011132" table:number-columns-spanned="2" table:number-rows-spanned="1" table:style-name="ce7">
            <text:p>3,448</text:p>
          </table:table-cell>
          <table:covered-table-cell/>
          <table:table-cell office:value-type="float" office:value="13014066" table:style-name="ce4">
            <text:p>13,014,066</text:p>
          </table:table-cell>
          <table:table-cell office:value-type="float" office:value="536434" table:style-name="ce4">
            <text:p>536,434</text:p>
          </table:table-cell>
          <table:table-cell office:value-type="float" office:value="14151598" table:style-name="ce4">
            <text:p>14,151,5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8];&quot;*&quot;;&quot;&quot;)" table:style-name="ce2">
            <text:p>福容大飯店 <text:s text:c="3"/>淡水漁人碼頭</text:p>
          </table:table-cell>
          <table:table-cell office:value-type="string" table:style-name="ce2">
            <text:p>Others</text:p>
          </table:table-cell>
          <table:table-cell office:value-type="float" office:value="198" table:style-name="ce4">
            <text:p>198</text:p>
          </table:table-cell>
          <table:table-cell office:value-type="float" office:value="4035" table:number-columns-spanned="2" table:number-rows-spanned="1" table:style-name="ce7">
            <text:p>4,035</text:p>
          </table:table-cell>
          <table:covered-table-cell/>
          <table:table-cell office:value-type="percentage" office:value="0.65738025415444767" table:style-name="ce5">
            <text:p>65.74%</text:p>
          </table:table-cell>
          <table:table-cell office:value-type="float" office:value="4643.8612143742257" table:number-columns-spanned="2" table:number-rows-spanned="1" table:style-name="ce7">
            <text:p>4,644</text:p>
          </table:table-cell>
          <table:covered-table-cell/>
          <table:table-cell office:value-type="float" office:value="18737980" table:style-name="ce4">
            <text:p>18,737,980</text:p>
          </table:table-cell>
          <table:table-cell office:value-type="float" office:value="17221059" table:style-name="ce4">
            <text:p>17,221,059</text:p>
          </table:table-cell>
          <table:table-cell office:value-type="float" office:value="38813267" table:style-name="ce4">
            <text:p>38,813,2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9];&quot;*&quot;;&quot;&quot;)" table:style-name="ce2">
            <text:p>大板根渡假酒店</text:p>
          </table:table-cell>
          <table:table-cell office:value-type="string" table:style-name="ce2">
            <text:p>Others</text:p>
          </table:table-cell>
          <table:table-cell office:value-type="float" office:value="95" table:style-name="ce4">
            <text:p>95</text:p>
          </table:table-cell>
          <table:table-cell office:value-type="float" office:value="2908" table:number-columns-spanned="2" table:number-rows-spanned="1" table:style-name="ce7">
            <text:p>2,908</text:p>
          </table:table-cell>
          <table:covered-table-cell/>
          <table:table-cell office:value-type="percentage" office:value="0.98743633276740239" table:style-name="ce5">
            <text:p>98.74%</text:p>
          </table:table-cell>
          <table:table-cell office:value-type="float" office:value="4925.0330123796421" table:number-columns-spanned="2" table:number-rows-spanned="1" table:style-name="ce7">
            <text:p>4,925</text:p>
          </table:table-cell>
          <table:covered-table-cell/>
          <table:table-cell office:value-type="float" office:value="14321996" table:style-name="ce4">
            <text:p>14,321,996</text:p>
          </table:table-cell>
          <table:table-cell office:value-type="float" office:value="18456426" table:style-name="ce4">
            <text:p>18,456,426</text:p>
          </table:table-cell>
          <table:table-cell office:value-type="float" office:value="56206360" table:style-name="ce4">
            <text:p>56,206,3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0];&quot;*&quot;;&quot;&quot;)" table:style-name="ce2">
            <text:p>板橋凱撒大飯店</text:p>
          </table:table-cell>
          <table:table-cell office:value-type="string" table:style-name="ce2">
            <text:p>Others</text:p>
          </table:table-cell>
          <table:table-cell office:value-type="float" office:value="400" table:style-name="ce4">
            <text:p>400</text:p>
          </table:table-cell>
          <table:table-cell office:value-type="float" office:value="8063" table:number-columns-spanned="2" table:number-rows-spanned="1" table:style-name="ce7">
            <text:p>8,063</text:p>
          </table:table-cell>
          <table:covered-table-cell/>
          <table:table-cell office:value-type="percentage" office:value="0.65024193548387099" table:style-name="ce5">
            <text:p>65.02%</text:p>
          </table:table-cell>
          <table:table-cell office:value-type="float" office:value="3131.3284137417841" table:number-columns-spanned="2" table:number-rows-spanned="1" table:style-name="ce7">
            <text:p>3,131</text:p>
          </table:table-cell>
          <table:covered-table-cell/>
          <table:table-cell office:value-type="float" office:value="25247901" table:style-name="ce4">
            <text:p>25,247,901</text:p>
          </table:table-cell>
          <table:table-cell office:value-type="float" office:value="12587954" table:style-name="ce4">
            <text:p>12,587,954</text:p>
          </table:table-cell>
          <table:table-cell office:value-type="float" office:value="37838739" table:style-name="ce4">
            <text:p>37,838,7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1];&quot;*&quot;;&quot;&quot;)" table:style-name="ce2">
            <text:p>台南大飯店</text:p>
          </table:table-cell>
          <table:table-cell office:value-type="string" table:style-name="ce2">
            <text:p>Others</text:p>
          </table:table-cell>
          <table:table-cell office:value-type="float" office:value="152" table:style-name="ce4">
            <text:p>152</text:p>
          </table:table-cell>
          <table:table-cell office:value-type="float" office:value="2903" table:number-columns-spanned="2" table:number-rows-spanned="1" table:style-name="ce7">
            <text:p>2,903</text:p>
          </table:table-cell>
          <table:covered-table-cell/>
          <table:table-cell office:value-type="percentage" office:value="0.61608658743633282" table:style-name="ce5">
            <text:p>61.61%</text:p>
          </table:table-cell>
          <table:table-cell office:value-type="float" office:value="2246.459180158457" table:number-columns-spanned="2" table:number-rows-spanned="1" table:style-name="ce7">
            <text:p>2,246</text:p>
          </table:table-cell>
          <table:covered-table-cell/>
          <table:table-cell office:value-type="float" office:value="6521471" table:style-name="ce4">
            <text:p>6,521,471</text:p>
          </table:table-cell>
          <table:table-cell office:value-type="float" office:value="7984940" table:style-name="ce4">
            <text:p>7,984,940</text:p>
          </table:table-cell>
          <table:table-cell office:value-type="float" office:value="15409107" table:style-name="ce4">
            <text:p>15,409,1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2];&quot;*&quot;;&quot;&quot;)" table:style-name="ce2">
            <text:p>台糖長榮酒店(台南)</text:p>
          </table:table-cell>
          <table:table-cell office:value-type="string" table:style-name="ce2">
            <text:p>Others</text:p>
          </table:table-cell>
          <table:table-cell office:value-type="float" office:value="197" table:style-name="ce4">
            <text:p>197</text:p>
          </table:table-cell>
          <table:table-cell office:value-type="float" office:value="4955" table:number-columns-spanned="2" table:number-rows-spanned="1" table:style-name="ce7">
            <text:p>4,955</text:p>
          </table:table-cell>
          <table:covered-table-cell/>
          <table:table-cell office:value-type="percentage" office:value="0.81136400851481905" table:style-name="ce5">
            <text:p>81.14%</text:p>
          </table:table-cell>
          <table:table-cell office:value-type="float" office:value="2866.9073662966698" table:number-columns-spanned="2" table:number-rows-spanned="1" table:style-name="ce7">
            <text:p>2,867</text:p>
          </table:table-cell>
          <table:covered-table-cell/>
          <table:table-cell office:value-type="float" office:value="14205526" table:style-name="ce4">
            <text:p>14,205,526</text:p>
          </table:table-cell>
          <table:table-cell office:value-type="float" office:value="22774425" table:style-name="ce4">
            <text:p>22,774,425</text:p>
          </table:table-cell>
          <table:table-cell office:value-type="float" office:value="38567616" table:style-name="ce4">
            <text:p>38,567,6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3];&quot;*&quot;;&quot;&quot;)" table:style-name="ce2">
            <text:p>香格里拉台南遠東國際大飯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8159" table:number-columns-spanned="2" table:number-rows-spanned="1" table:style-name="ce7">
            <text:p>8,159</text:p>
          </table:table-cell>
          <table:covered-table-cell/>
          <table:table-cell office:value-type="percentage" office:value="0.79514667186434074" table:style-name="ce5">
            <text:p>79.51%</text:p>
          </table:table-cell>
          <table:table-cell office:value-type="float" office:value="3730.3065326633159" table:number-columns-spanned="2" table:number-rows-spanned="1" table:style-name="ce7">
            <text:p>3,730</text:p>
          </table:table-cell>
          <table:covered-table-cell/>
          <table:table-cell office:value-type="float" office:value="30435571" table:style-name="ce4">
            <text:p>30,435,571</text:p>
          </table:table-cell>
          <table:table-cell office:value-type="float" office:value="24320681" table:style-name="ce4">
            <text:p>24,320,681</text:p>
          </table:table-cell>
          <table:table-cell office:value-type="float" office:value="61454373" table:style-name="ce4">
            <text:p>61,454,3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4];&quot;*&quot;;&quot;&quot;)" table:style-name="ce2">
            <text:p>台南大員皇冠假日酒店</text:p>
          </table:table-cell>
          <table:table-cell office:value-type="string" table:style-name="ce2">
            <text:p>Others</text:p>
          </table:table-cell>
          <table:table-cell office:value-type="float" office:value="230" table:style-name="ce4">
            <text:p>230</text:p>
          </table:table-cell>
          <table:table-cell office:value-type="float" office:value="4782" table:number-columns-spanned="2" table:number-rows-spanned="1" table:style-name="ce7">
            <text:p>4,782</text:p>
          </table:table-cell>
          <table:covered-table-cell/>
          <table:table-cell office:value-type="percentage" office:value="0.67068723702664801" table:style-name="ce5">
            <text:p>67.07%</text:p>
          </table:table-cell>
          <table:table-cell office:value-type="float" office:value="3753.2181095775832" table:number-columns-spanned="2" table:number-rows-spanned="1" table:style-name="ce7">
            <text:p>3,753</text:p>
          </table:table-cell>
          <table:covered-table-cell/>
          <table:table-cell office:value-type="float" office:value="17947889" table:style-name="ce4">
            <text:p>17,947,889</text:p>
          </table:table-cell>
          <table:table-cell office:value-type="float" office:value="15636758" table:style-name="ce4">
            <text:p>15,636,758</text:p>
          </table:table-cell>
          <table:table-cell office:value-type="float" office:value="37020267" table:style-name="ce4">
            <text:p>37,020,2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5];&quot;*&quot;;&quot;&quot;)" table:style-name="ce2">
            <text:p>蘭城晶英酒店</text:p>
          </table:table-cell>
          <table:table-cell office:value-type="string" table:style-name="ce2">
            <text:p>Others</text:p>
          </table:table-cell>
          <table:table-cell office:value-type="float" office:value="193" table:style-name="ce4">
            <text:p>193</text:p>
          </table:table-cell>
          <table:table-cell office:value-type="float" office:value="5682" table:number-columns-spanned="2" table:number-rows-spanned="1" table:style-name="ce7">
            <text:p>5,682</text:p>
          </table:table-cell>
          <table:covered-table-cell/>
          <table:table-cell office:value-type="percentage" office:value="0.94969079057329098" table:style-name="ce5">
            <text:p>94.97%</text:p>
          </table:table-cell>
          <table:table-cell office:value-type="float" office:value="10109.31485392467" table:number-columns-spanned="2" table:number-rows-spanned="1" table:style-name="ce7">
            <text:p>10,109</text:p>
          </table:table-cell>
          <table:covered-table-cell/>
          <table:table-cell office:value-type="float" office:value="57441127" table:style-name="ce4">
            <text:p>57,441,127</text:p>
          </table:table-cell>
          <table:table-cell office:value-type="float" office:value="64655079" table:style-name="ce4">
            <text:p>64,655,079</text:p>
          </table:table-cell>
          <table:table-cell office:value-type="float" office:value="135192368" table:style-name="ce4">
            <text:p>135,192,3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6];&quot;*&quot;;&quot;&quot;)" table:style-name="ce2">
            <text:p>長榮鳳凰酒店(礁溪)</text:p>
          </table:table-cell>
          <table:table-cell office:value-type="string" table:style-name="ce2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5917" table:number-columns-spanned="2" table:number-rows-spanned="1" table:style-name="ce7">
            <text:p>5,917</text:p>
          </table:table-cell>
          <table:covered-table-cell/>
          <table:table-cell office:value-type="percentage" office:value="0.82628124563608429" table:style-name="ce5">
            <text:p>82.63%</text:p>
          </table:table-cell>
          <table:table-cell office:value-type="float" office:value="6228.6391752577319" table:number-columns-spanned="2" table:number-rows-spanned="1" table:style-name="ce7">
            <text:p>6,229</text:p>
          </table:table-cell>
          <table:covered-table-cell/>
          <table:table-cell office:value-type="float" office:value="36854858" table:style-name="ce4">
            <text:p>36,854,858</text:p>
          </table:table-cell>
          <table:table-cell office:value-type="float" office:value="21436424" table:style-name="ce4">
            <text:p>21,436,424</text:p>
          </table:table-cell>
          <table:table-cell office:value-type="float" office:value="66638298" table:style-name="ce4">
            <text:p>66,638,2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7];&quot;*&quot;;&quot;&quot;)" table:style-name="ce2">
            <text:p>綠舞國際觀光飯店</text:p>
          </table:table-cell>
          <table:table-cell office:value-type="string" table:style-name="ce2">
            <text:p>Others</text:p>
          </table:table-cell>
          <table:table-cell office:value-type="float" office:value="104" table:style-name="ce4">
            <text:p>104</text:p>
          </table:table-cell>
          <table:table-cell office:value-type="float" office:value="2523" table:number-columns-spanned="2" table:number-rows-spanned="1" table:style-name="ce7">
            <text:p>2,523</text:p>
          </table:table-cell>
          <table:covered-table-cell/>
          <table:table-cell office:value-type="percentage" office:value="0.78256823821339949" table:style-name="ce5">
            <text:p>78.26%</text:p>
          </table:table-cell>
          <table:table-cell office:value-type="float" office:value="4444.6627031311928" table:number-columns-spanned="2" table:number-rows-spanned="1" table:style-name="ce7">
            <text:p>4,445</text:p>
          </table:table-cell>
          <table:covered-table-cell/>
          <table:table-cell office:value-type="float" office:value="11213884" table:style-name="ce4">
            <text:p>11,213,884</text:p>
          </table:table-cell>
          <table:table-cell office:value-type="float" office:value="6445149" table:style-name="ce4">
            <text:p>6,445,149</text:p>
          </table:table-cell>
          <table:table-cell office:value-type="float" office:value="21540284" table:style-name="ce4">
            <text:p>21,540,2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08];&quot;*&quot;;&quot;&quot;)" table:style-name="ce2">
            <text:p>麒麟大飯店</text:p>
          </table:table-cell>
          <table:table-cell office:value-type="string" table:style-name="ce2">
            <text:p>Others</text:p>
          </table:table-cell>
          <table:table-cell office:value-type="float" office:value="167" table:style-name="ce4">
            <text:p>167</text:p>
          </table:table-cell>
          <table:table-cell office:value-type="float" office:value="3067" table:number-columns-spanned="2" table:number-rows-spanned="1" table:style-name="ce7">
            <text:p>3,067</text:p>
          </table:table-cell>
          <table:covered-table-cell/>
          <table:table-cell office:value-type="percentage" office:value="0.5924280471315434" table:style-name="ce5">
            <text:p>59.24%</text:p>
          </table:table-cell>
          <table:table-cell office:value-type="float" office:value="3585.2644277795889" table:number-columns-spanned="2" table:number-rows-spanned="1" table:style-name="ce7">
            <text:p>3,585</text:p>
          </table:table-cell>
          <table:covered-table-cell/>
          <table:table-cell office:value-type="float" office:value="10996006" table:style-name="ce4">
            <text:p>10,996,006</text:p>
          </table:table-cell>
          <table:table-cell office:value-type="float" office:value="3068270" table:style-name="ce4">
            <text:p>3,068,270</text:p>
          </table:table-cell>
          <table:table-cell office:value-type="float" office:value="14320015" table:style-name="ce4">
            <text:p>14,320,0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09];&quot;*&quot;;&quot;&quot;)" table:style-name="ce2">
            <text:p>娜路彎大酒店</text:p>
          </table:table-cell>
          <table:table-cell office:value-type="string" table:style-name="ce2">
            <text:p>Others</text:p>
          </table:table-cell>
          <table:table-cell office:value-type="float" office:value="276" table:style-name="ce4">
            <text:p>276</text:p>
          </table:table-cell>
          <table:table-cell office:value-type="float" office:value="7751" table:number-columns-spanned="2" table:number-rows-spanned="1" table:style-name="ce7">
            <text:p>7,751</text:p>
          </table:table-cell>
          <table:covered-table-cell/>
          <table:table-cell office:value-type="percentage" office:value="0.90591397849462363" table:style-name="ce5">
            <text:p>90.59%</text:p>
          </table:table-cell>
          <table:table-cell office:value-type="float" office:value="5571" table:number-columns-spanned="2" table:number-rows-spanned="1" table:style-name="ce7">
            <text:p>5,571</text:p>
          </table:table-cell>
          <table:covered-table-cell/>
          <table:table-cell office:value-type="float" office:value="43180821" table:style-name="ce4">
            <text:p>43,180,821</text:p>
          </table:table-cell>
          <table:table-cell office:value-type="float" office:value="19307165" table:style-name="ce4">
            <text:p>19,307,165</text:p>
          </table:table-cell>
          <table:table-cell office:value-type="float" office:value="77177113" table:style-name="ce4">
            <text:p>77,177,1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0];&quot;*&quot;;&quot;&quot;)" table:style-name="ce2">
            <text:p>樂樂日暉溫泉酒店</text:p>
          </table:table-cell>
          <table:table-cell office:value-type="string" table:style-name="ce2">
            <text:p>Others</text:p>
          </table:table-cell>
          <table:table-cell office:value-type="float" office:value="48" table:style-name="ce4">
            <text:p>48</text:p>
          </table:table-cell>
          <table:table-cell office:value-type="float" office:value="1123" table:number-columns-spanned="2" table:number-rows-spanned="1" table:style-name="ce7">
            <text:p>1,123</text:p>
          </table:table-cell>
          <table:covered-table-cell/>
          <table:table-cell office:value-type="percentage" office:value="0.75470430107526887" table:style-name="ce5">
            <text:p>75.47%</text:p>
          </table:table-cell>
          <table:table-cell office:value-type="float" office:value="2499.0712377560112" table:number-columns-spanned="2" table:number-rows-spanned="1" table:style-name="ce7">
            <text:p>2,499</text:p>
          </table:table-cell>
          <table:covered-table-cell/>
          <table:table-cell office:value-type="float" office:value="2806457" table:style-name="ce4">
            <text:p>2,806,457</text:p>
          </table:table-cell>
          <table:table-cell office:value-type="float" office:value="0" table:style-name="ce4">
            <text:p>0</text:p>
          </table:table-cell>
          <table:table-cell office:value-type="float" office:value="2806457" table:style-name="ce4">
            <text:p>2,806,4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1];&quot;*&quot;;&quot;&quot;)" table:style-name="ce2">
            <text:p>耐斯王子大飯店</text:p>
          </table:table-cell>
          <table:table-cell office:value-type="string" table:style-name="ce2">
            <text:p>Others</text:p>
          </table:table-cell>
          <table:table-cell office:value-type="float" office:value="245" table:style-name="ce4">
            <text:p>245</text:p>
          </table:table-cell>
          <table:table-cell office:value-type="float" office:value="5194" table:number-columns-spanned="2" table:number-rows-spanned="1" table:style-name="ce7">
            <text:p>5,194</text:p>
          </table:table-cell>
          <table:covered-table-cell/>
          <table:table-cell office:value-type="percentage" office:value="0.68387096774193545" table:style-name="ce5">
            <text:p>68.39%</text:p>
          </table:table-cell>
          <table:table-cell office:value-type="float" office:value="2000.6932999614939" table:number-columns-spanned="2" table:number-rows-spanned="1" table:style-name="ce7">
            <text:p>2,001</text:p>
          </table:table-cell>
          <table:covered-table-cell/>
          <table:table-cell office:value-type="float" office:value="10391601" table:style-name="ce4">
            <text:p>10,391,601</text:p>
          </table:table-cell>
          <table:table-cell office:value-type="float" office:value="15439906" table:style-name="ce4">
            <text:p>15,439,906</text:p>
          </table:table-cell>
          <table:table-cell office:value-type="float" office:value="26985458" table:style-name="ce4">
            <text:p>26,985,4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2];&quot;*&quot;;&quot;&quot;)" table:style-name="ce2">
            <text:p>澎湖福朋喜來登酒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8699" table:number-columns-spanned="2" table:number-rows-spanned="1" table:style-name="ce7">
            <text:p>8,699</text:p>
          </table:table-cell>
          <table:covered-table-cell/>
          <table:table-cell office:value-type="percentage" office:value="0.84777312152811612" table:style-name="ce5">
            <text:p>84.78%</text:p>
          </table:table-cell>
          <table:table-cell office:value-type="float" office:value="3676.4530405793771" table:number-columns-spanned="2" table:number-rows-spanned="1" table:style-name="ce7">
            <text:p>3,676</text:p>
          </table:table-cell>
          <table:covered-table-cell/>
          <table:table-cell office:value-type="float" office:value="31981465" table:style-name="ce4">
            <text:p>31,981,465</text:p>
          </table:table-cell>
          <table:table-cell office:value-type="float" office:value="29602997" table:style-name="ce4">
            <text:p>29,602,997</text:p>
          </table:table-cell>
          <table:table-cell office:value-type="float" office:value="69106905" table:style-name="ce4">
            <text:p>69,106,9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3];&quot;*&quot;;&quot;&quot;)" table:style-name="ce2">
            <text:p>瓏山林台北中和飯店</text:p>
          </table:table-cell>
          <table:table-cell office:value-type="string" table:style-name="ce2">
            <text:p>Others</text:p>
          </table:table-cell>
          <table:table-cell office:value-type="float" office:value="126" table:style-name="ce4">
            <text:p>126</text:p>
          </table:table-cell>
          <table:table-cell office:value-type="float" office:value="581" table:number-columns-spanned="2" table:number-rows-spanned="1" table:style-name="ce7">
            <text:p>581</text:p>
          </table:table-cell>
          <table:covered-table-cell/>
          <table:table-cell office:value-type="percentage" office:value="0.14874551971326161" table:style-name="ce5">
            <text:p>14.87%</text:p>
          </table:table-cell>
          <table:table-cell office:value-type="float" office:value="1995.549053356282" table:number-columns-spanned="2" table:number-rows-spanned="1" table:style-name="ce7">
            <text:p>1,996</text:p>
          </table:table-cell>
          <table:covered-table-cell/>
          <table:table-cell office:value-type="float" office:value="1159414" table:style-name="ce4">
            <text:p>1,159,414</text:p>
          </table:table-cell>
          <table:table-cell office:value-type="float" office:value="2430488" table:style-name="ce4">
            <text:p>2,430,488</text:p>
          </table:table-cell>
          <table:table-cell office:value-type="float" office:value="4712050" table:style-name="ce4">
            <text:p>4,712,0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4];&quot;*&quot;;&quot;&quot;)" table:style-name="ce2">
            <text:p>碧特弗大飯店</text:p>
          </table:table-cell>
          <table:table-cell office:value-type="string" table:style-name="ce2">
            <text:p>Others</text:p>
          </table:table-cell>
          <table:table-cell office:value-type="float" office:value="54" table:style-name="ce4">
            <text:p>54</text:p>
          </table:table-cell>
          <table:table-cell office:value-type="float" office:value="155" table:number-columns-spanned="2" table:number-rows-spanned="1" table:style-name="ce7">
            <text:p>155</text:p>
          </table:table-cell>
          <table:covered-table-cell/>
          <table:table-cell office:value-type="percentage" office:value="9.2592592592592587E-2" table:style-name="ce5">
            <text:p>9.26%</text:p>
          </table:table-cell>
          <table:table-cell office:value-type="float" office:value="3030.574193548387" table:number-columns-spanned="2" table:number-rows-spanned="1" table:style-name="ce7">
            <text:p>3,031</text:p>
          </table:table-cell>
          <table:covered-table-cell/>
          <table:table-cell office:value-type="float" office:value="469739" table:style-name="ce4">
            <text:p>469,739</text:p>
          </table:table-cell>
          <table:table-cell office:value-type="float" office:value="91838" table:style-name="ce4">
            <text:p>91,838</text:p>
          </table:table-cell>
          <table:table-cell office:value-type="float" office:value="561577" table:style-name="ce4">
            <text:p>561,5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5];&quot;*&quot;;&quot;&quot;)" table:style-name="ce2">
            <text:p>美麗春天大飯店</text:p>
          </table:table-cell>
          <table:table-cell office:value-type="string" table:style-name="ce2">
            <text:p>Others</text:p>
          </table:table-cell>
          <table:table-cell office:value-type="float" office:value="34" table:style-name="ce4">
            <text:p>34</text:p>
          </table:table-cell>
          <table:table-cell office:value-type="float" office:value="98" table:number-columns-spanned="2" table:number-rows-spanned="1" table:style-name="ce7">
            <text:p>98</text:p>
          </table:table-cell>
          <table:covered-table-cell/>
          <table:table-cell office:value-type="percentage" office:value="9.2979127134724851E-2" table:style-name="ce5">
            <text:p>9.30%</text:p>
          </table:table-cell>
          <table:table-cell office:value-type="float" office:value="3038.8571428571431" table:number-columns-spanned="2" table:number-rows-spanned="1" table:style-name="ce7">
            <text:p>3,039</text:p>
          </table:table-cell>
          <table:covered-table-cell/>
          <table:table-cell office:value-type="float" office:value="297808" table:style-name="ce4">
            <text:p>297,808</text:p>
          </table:table-cell>
          <table:table-cell office:value-type="float" office:value="121742" table:style-name="ce4">
            <text:p>121,742</text:p>
          </table:table-cell>
          <table:table-cell office:value-type="float" office:value="419550" table:style-name="ce4">
            <text:p>419,5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6];&quot;*&quot;;&quot;&quot;)" table:style-name="ce2">
            <text:p>遠百企業觀光旅館</text:p>
          </table:table-cell>
          <table:table-cell office:value-type="string" table:style-name="ce2">
            <text:p>Others</text:p>
          </table:table-cell>
          <table:table-cell office:value-type="float" office:value="40" table:style-name="ce4">
            <text:p>40</text:p>
          </table:table-cell>
          <table:table-cell office:value-type="float" office:value="42" table:number-columns-spanned="2" table:number-rows-spanned="1" table:style-name="ce7">
            <text:p>42</text:p>
          </table:table-cell>
          <table:covered-table-cell/>
          <table:table-cell office:value-type="percentage" office:value="3.3870967741935487E-2" table:style-name="ce5">
            <text:p>3.39%</text:p>
          </table:table-cell>
          <table:table-cell office:value-type="float" office:value="1019.047619047619" table:number-columns-spanned="2" table:number-rows-spanned="1" table:style-name="ce7">
            <text:p>1,019</text:p>
          </table:table-cell>
          <table:covered-table-cell/>
          <table:table-cell office:value-type="float" office:value="42800" table:style-name="ce4">
            <text:p>42,800</text:p>
          </table:table-cell>
          <table:table-cell office:value-type="float" office:value="0" table:style-name="ce4">
            <text:p>0</text:p>
          </table:table-cell>
          <table:table-cell office:value-type="float" office:value="42800" table:style-name="ce4">
            <text:p>42,8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7];&quot;*&quot;;&quot;&quot;)" table:style-name="ce2">
            <text:p>幼獅大飯店</text:p>
          </table:table-cell>
          <table:table-cell office:value-type="string" table:style-name="ce2">
            <text:p>Others</text:p>
          </table:table-cell>
          <table:table-cell office:value-type="float" office:value="53" table:style-name="ce4">
            <text:p>53</text:p>
          </table:table-cell>
          <table:table-cell office:value-type="float" office:value="512" table:number-columns-spanned="2" table:number-rows-spanned="1" table:style-name="ce7">
            <text:p>512</text:p>
          </table:table-cell>
          <table:covered-table-cell/>
          <table:table-cell office:value-type="percentage" office:value="0.31162507608034079" table:style-name="ce5">
            <text:p>31.16%</text:p>
          </table:table-cell>
          <table:table-cell office:value-type="float" office:value="1868.7890625" table:number-columns-spanned="2" table:number-rows-spanned="1" table:style-name="ce7">
            <text:p>1,869</text:p>
          </table:table-cell>
          <table:covered-table-cell/>
          <table:table-cell office:value-type="float" office:value="956820" table:style-name="ce4">
            <text:p>956,820</text:p>
          </table:table-cell>
          <table:table-cell office:value-type="float" office:value="0" table:style-name="ce4">
            <text:p>0</text:p>
          </table:table-cell>
          <table:table-cell office:value-type="float" office:value="1002120" table:style-name="ce4">
            <text:p>1,002,1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18];&quot;*&quot;;&quot;&quot;)" table:style-name="ce2">
            <text:p>山泉大飯店</text:p>
          </table:table-cell>
          <table:table-cell office:value-type="string" table:style-name="ce2">
            <text:p>Others</text:p>
          </table:table-cell>
          <table:table-cell office:value-type="float" office:value="146" table:style-name="ce4">
            <text:p>146</text:p>
          </table:table-cell>
          <table:table-cell office:value-type="float" office:value="3813" table:number-columns-spanned="2" table:number-rows-spanned="1" table:style-name="ce7">
            <text:p>3,813</text:p>
          </table:table-cell>
          <table:covered-table-cell/>
          <table:table-cell office:value-type="percentage" office:value="0.84246575342465757" table:style-name="ce5">
            <text:p>84.25%</text:p>
          </table:table-cell>
          <table:table-cell office:value-type="float" office:value="2047.6648308418571" table:number-columns-spanned="2" table:number-rows-spanned="1" table:style-name="ce7">
            <text:p>2,048</text:p>
          </table:table-cell>
          <table:covered-table-cell/>
          <table:table-cell office:value-type="float" office:value="7807746" table:style-name="ce4">
            <text:p>7,807,746</text:p>
          </table:table-cell>
          <table:table-cell office:value-type="float" office:value="1186594" table:style-name="ce4">
            <text:p>1,186,594</text:p>
          </table:table-cell>
          <table:table-cell office:value-type="float" office:value="9467726" table:style-name="ce4">
            <text:p>9,467,7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19];&quot;*&quot;;&quot;&quot;)" table:style-name="ce2">
            <text:p>悅川酒店</text:p>
          </table:table-cell>
          <table:table-cell office:value-type="string" table:style-name="ce2">
            <text:p>Others</text:p>
          </table:table-cell>
          <table:table-cell office:value-type="float" office:value="103" table:style-name="ce4">
            <text:p>103</text:p>
          </table:table-cell>
          <table:table-cell office:value-type="float" office:value="2680" table:number-columns-spanned="2" table:number-rows-spanned="1" table:style-name="ce7">
            <text:p>2,680</text:p>
          </table:table-cell>
          <table:covered-table-cell/>
          <table:table-cell office:value-type="percentage" office:value="0.83933604760413405" table:style-name="ce5">
            <text:p>83.93%</text:p>
          </table:table-cell>
          <table:table-cell office:value-type="float" office:value="4112.5257462686568" table:number-columns-spanned="2" table:number-rows-spanned="1" table:style-name="ce7">
            <text:p>4,113</text:p>
          </table:table-cell>
          <table:covered-table-cell/>
          <table:table-cell office:value-type="float" office:value="11021569" table:style-name="ce4">
            <text:p>11,021,569</text:p>
          </table:table-cell>
          <table:table-cell office:value-type="float" office:value="7439885" table:style-name="ce4">
            <text:p>7,439,885</text:p>
          </table:table-cell>
          <table:table-cell office:value-type="float" office:value="18461454" table:style-name="ce4">
            <text:p>18,461,4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0];&quot;*&quot;;&quot;&quot;)" table:style-name="ce2">
            <text:p>台東桂田喜來登酒店</text:p>
          </table:table-cell>
          <table:table-cell office:value-type="string" table:style-name="ce2">
            <text:p>Others</text:p>
          </table:table-cell>
          <table:table-cell office:value-type="float" office:value="278" table:style-name="ce4">
            <text:p>278</text:p>
          </table:table-cell>
          <table:table-cell office:value-type="float" office:value="7219" table:number-columns-spanned="2" table:number-rows-spanned="1" table:style-name="ce7">
            <text:p>7,219</text:p>
          </table:table-cell>
          <table:covered-table-cell/>
          <table:table-cell office:value-type="percentage" office:value="0.83766535158969602" table:style-name="ce5">
            <text:p>83.77%</text:p>
          </table:table-cell>
          <table:table-cell office:value-type="float" office:value="3402.3375813824632" table:number-columns-spanned="2" table:number-rows-spanned="1" table:style-name="ce7">
            <text:p>3,402</text:p>
          </table:table-cell>
          <table:covered-table-cell/>
          <table:table-cell office:value-type="float" office:value="24561475" table:style-name="ce4">
            <text:p>24,561,475</text:p>
          </table:table-cell>
          <table:table-cell office:value-type="float" office:value="20924069" table:style-name="ce4">
            <text:p>20,924,069</text:p>
          </table:table-cell>
          <table:table-cell office:value-type="float" office:value="49384677" table:style-name="ce4">
            <text:p>49,384,6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1];&quot;*&quot;;&quot;&quot;)" table:style-name="ce2">
            <text:p>長榮桂冠酒店(基隆)</text:p>
          </table:table-cell>
          <table:table-cell office:value-type="string" table:style-name="ce2">
            <text:p>Others</text:p>
          </table:table-cell>
          <table:table-cell office:value-type="float" office:value="140" table:style-name="ce4">
            <text:p>140</text:p>
          </table:table-cell>
          <table:table-cell office:value-type="float" office:value="3273" table:number-columns-spanned="2" table:number-rows-spanned="1" table:style-name="ce7">
            <text:p>3,273</text:p>
          </table:table-cell>
          <table:covered-table-cell/>
          <table:table-cell office:value-type="percentage" office:value="0.75414746543778799" table:style-name="ce5">
            <text:p>75.41%</text:p>
          </table:table-cell>
          <table:table-cell office:value-type="float" office:value="3431.3981057134129" table:number-columns-spanned="2" table:number-rows-spanned="1" table:style-name="ce7">
            <text:p>3,431</text:p>
          </table:table-cell>
          <table:covered-table-cell/>
          <table:table-cell office:value-type="float" office:value="11230966" table:style-name="ce4">
            <text:p>11,230,966</text:p>
          </table:table-cell>
          <table:table-cell office:value-type="float" office:value="6822901" table:style-name="ce4">
            <text:p>6,822,901</text:p>
          </table:table-cell>
          <table:table-cell office:value-type="float" office:value="21028248" table:style-name="ce4">
            <text:p>21,028,2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2];&quot;*&quot;;&quot;&quot;)" table:style-name="ce2">
            <text:p>鈺通大飯店</text:p>
          </table:table-cell>
          <table:table-cell office:value-type="string" table:style-name="ce2">
            <text:p>Others</text:p>
          </table:table-cell>
          <table:table-cell office:value-type="float" office:value="120" table:style-name="ce4">
            <text:p>120</text:p>
          </table:table-cell>
          <table:table-cell office:value-type="float" office:value="1384" table:number-columns-spanned="2" table:number-rows-spanned="1" table:style-name="ce7">
            <text:p>1,384</text:p>
          </table:table-cell>
          <table:covered-table-cell/>
          <table:table-cell office:value-type="percentage" office:value="0.3720430107526882" table:style-name="ce5">
            <text:p>37.20%</text:p>
          </table:table-cell>
          <table:table-cell office:value-type="float" office:value="2120.5700867052019" table:number-columns-spanned="2" table:number-rows-spanned="1" table:style-name="ce7">
            <text:p>2,121</text:p>
          </table:table-cell>
          <table:covered-table-cell/>
          <table:table-cell office:value-type="float" office:value="2934869" table:style-name="ce4">
            <text:p>2,934,869</text:p>
          </table:table-cell>
          <table:table-cell office:value-type="float" office:value="6170255" table:style-name="ce4">
            <text:p>6,170,255</text:p>
          </table:table-cell>
          <table:table-cell office:value-type="float" office:value="9129466" table:style-name="ce4">
            <text:p>9,129,4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3];&quot;*&quot;;&quot;&quot;)" table:style-name="ce2">
            <text:p>寶華大飯店</text:p>
          </table:table-cell>
          <table:table-cell office:value-type="string" table:style-name="ce2">
            <text:p>Others</text:p>
          </table:table-cell>
          <table:table-cell office:value-type="float" office:value="78" table:style-name="ce4">
            <text:p>78</text:p>
          </table:table-cell>
          <table:table-cell office:value-type="float" office:value="1937" table:number-columns-spanned="2" table:number-rows-spanned="1" table:style-name="ce7">
            <text:p>1,937</text:p>
          </table:table-cell>
          <table:covered-table-cell/>
          <table:table-cell office:value-type="percentage" office:value="0.80107526881720426" table:style-name="ce5">
            <text:p>80.11%</text:p>
          </table:table-cell>
          <table:table-cell office:value-type="float" office:value="2744.5937016004132" table:number-columns-spanned="2" table:number-rows-spanned="1" table:style-name="ce7">
            <text:p>2,745</text:p>
          </table:table-cell>
          <table:covered-table-cell/>
          <table:table-cell office:value-type="float" office:value="5316278" table:style-name="ce4">
            <text:p>5,316,278</text:p>
          </table:table-cell>
          <table:table-cell office:value-type="float" office:value="40860" table:style-name="ce4">
            <text:p>40,860</text:p>
          </table:table-cell>
          <table:table-cell office:value-type="float" office:value="5359138" table:style-name="ce4">
            <text:p>5,359,1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4];&quot;*&quot;;&quot;&quot;)" table:style-name="ce2">
            <text:p>陸島酒店</text:p>
          </table:table-cell>
          <table:table-cell office:value-type="string" table:style-name="ce2">
            <text:p>Others</text:p>
          </table:table-cell>
          <table:table-cell office:value-type="float" office:value="47" table:style-name="ce4">
            <text:p>47</text:p>
          </table:table-cell>
          <table:table-cell office:value-type="float" office:value="1325" table:number-columns-spanned="2" table:number-rows-spanned="1" table:style-name="ce7">
            <text:p>1,325</text:p>
          </table:table-cell>
          <table:covered-table-cell/>
          <table:table-cell office:value-type="percentage" office:value="0.90940288263555247" table:style-name="ce5">
            <text:p>90.94%</text:p>
          </table:table-cell>
          <table:table-cell office:value-type="float" office:value="1271.728301886792" table:number-columns-spanned="2" table:number-rows-spanned="1" table:style-name="ce7">
            <text:p>1,272</text:p>
          </table:table-cell>
          <table:covered-table-cell/>
          <table:table-cell office:value-type="float" office:value="1685040" table:style-name="ce4">
            <text:p>1,685,040</text:p>
          </table:table-cell>
          <table:table-cell office:value-type="float" office:value="222880" table:style-name="ce4">
            <text:p>222,880</text:p>
          </table:table-cell>
          <table:table-cell office:value-type="float" office:value="1908890" table:style-name="ce4">
            <text:p>1,908,890</text:p>
          </table:table-cell>
          <table:table-cell table:number-columns-repeated="16368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title>Untitled Spreadsheet</dc:title>
    <meta:initial-creator>Unknown Creator</meta:initial-creator>
    <dc:creator>emmayianpan</dc:creator>
    <meta:creation-date>2020-11-11T00:34:46Z</meta:creation-date>
    <dc:date>2020-11-30T10:00:12Z</dc:date>
  </office:meta>
</office:document-meta>
</file>